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5cm" style:rel-column-width="32767*"/>
    </style:style>
    <style:style style:name="表131.B" style:family="table-column">
      <style:table-column-properties style:column-width="8.5cm" style:rel-column-width="32768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7" style:family="paragraph" style:parent-style-name="Standard" style:list-style-name="L1">
      <style:text-properties style:font-name="Arial" fo:font-size="16pt" style:font-size-asian="16pt" style:font-size-complex="16pt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9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7" style:family="text">
      <style:text-properties fo:font-weight="normal" fo:background-color="#ffe599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fe2f3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8480676869895969" text:style-name="L1">
        <text:list-item>
          <text:p text:style-name="P27"><text:a xlink:type="simple" xlink:href="https://www.chabad.org/library/bible_cdo/aid/16190" text:style-name="Internet_20_link" text:visited-style-name="Visited_20_Internet_20_Link"><text:span text:style-name="T8">https://www.chabad.org/library/bible_cdo/aid/16190</text:span></text:a></text:p>
        </text:list-item>
        <text:list-item>
          <text:p text:style-name="P27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9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4">אֲשֶׁר עֲשִׁירֶיהָ מָלְאוּ חָמָס</text:p>
            <text:p text:style-name="P2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<text:soft-page-break/>וְתַסֵּג וְלֹא תַפְלִיט וַאֲשֶׁר</text:p>
            <text:p text:style-name="P24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7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4">אַתָּה תִזְרַע וְלֹא תִקְצוֹר אַתָּה</text:p>
            <text:p text:style-name="P24">**תִדְרֹ</text:p>
            <text:p text:style-name="P24"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7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4">אַלְלַי לִי כִּי הָיִיתִי כְּאָסְפֵּי־קַיִץ </text:p>
            <text:p text:style-name="P24">כְּעֹלְלֹת בָּצִיר אֵין־אֶשְׁכּוֹל לֶאֱכוֹל </text:p>
            <text:p text:style-name="P24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4">אָבַד חָסִיד מִן־הָאָרֶץ וְיָשָׁר </text:p>
            <text:p text:style-name="P24">בָּאָדָם אָיִן כֻּלָּם לְדָמִים </text:p>
            <text:p text:style-name="P2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4">עַל־הָרַע כַּפַּיִם לְהֵיטִיב 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10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4">אַל־תַּאֲמִינוּ בְרֵעַ אַל־תִּבְטְחוּ </text:p>
            <text:p text:style-name="P24">בְּאַלּוּף מִשֹּׁכֶבֶת</text:p>
            <text:p text:style-name="P24">*חֵיקֶ</text:p>
            <text:p text:style-name="P24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8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4">כִּי־בֵן מְנַבֵּל אָב בַּת קָמָה </text:p>
            <text:p text:style-name="P24">בְאִמָּהּ כַּלָּה בַּחֲמֹתָהּ אֹיְבֵי </text:p>
            <text:p text:style-name="P2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4">וַאֲנִי בַּיהוָה אֲצַפֶּה אוֹחִילָה </text:p>
            <text:p text:style-name="P2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4">אַל־תִּשְׂמְחִי אֹיַבְתִּי לִי כִּי </text:p>
            <text:p text:style-name="P24">נָפַלְתִּי קָמְתִּי כִּי־אֵשֵׁב</text:p>
            <text:p text:style-name="P24">*בַּחֹשֶׁ</text:p>
            <text:p text:style-name="P24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4">זַעַף יְהוָה אֶשָּׂא כִּי </text:p>
            <text:p text:style-name="P24">חָטָאתִי לוֹ עַד אֲשֶׁר </text:p>
            <text:p text:style-name="P24">יָרִיב רִיבִי וְעָשָׂה מִשְׁפָּטִי </text:p>
            <text:p text:style-name="P2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4">וְתֵרֶא אֹיַבְתִּי וּתְכַסֶּהָ בוּשָׁה</text:p>
            <text:p text:style-name="P24"><text:s/>הָאֹמְרָה אֵלַי אַיּוֹ יְהוָה</text:p>
            <text:p text:style-name="P24">*אֱלֹהָיִ</text:p>
            <text:p text:style-name="P24">עֵינַי תִּרְאֶינָּה בָּהּ עַתָּה </text:p>
            <text:p text:style-name="P24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4">יוֹם לִבְנוֹת</text:p>
            <text:p text:style-name="P24">*גְּדֵרָיִ</text:p>
            <text:p text:style-name="P24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4">יוֹם הוּא </text:p>
            <text:p text:style-name="P24">*וְעָדֶי</text:p>
            <text:p text:style-name="P24">יָבוֹא לְמִנִּי אַשּׁוּר וְעָרֵי</text:p>
            <text:p text:style-name="P24"><text:s/>מָצוֹר וּלְמִנִּי מָצוֹר וְעַד־נָהָר</text:p>
            <text:p text:style-name="P24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4">וְהָיְתָה הָאָרֶץ לִשְׁמָמָה עַל־יֹשְׁבֶיהָ </text:p>
            <text:p text:style-name="P24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4">רְעֵה</text:p>
            <text:p text:style-name="P24">*עַמְּ</text:p>
            <text:p text:style-name="P24">*בְשִׁבְטֶ</text:p>
            <text:p text:style-name="P24"><text:s/>צֹאן</text:p>
            <text:p text:style-name="P24">*נַחֲלָתֶ</text:p>
            <text:p text:style-name="P24">שֹׁכְנִי לְבָדָד יַעַר</text:p>
            <text:p text:style-name="P24">*בְּתוֹ</text:p>
            <text:p text:style-name="P24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8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4">כִּימֵי</text:p>
            <text:p text:style-name="P24">*צֵאתְ</text:p>
            <text:p text:style-name="P24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4">יִרְאוּ גוֹיִם וְיֵבֹשׁוּ מִכֹּל </text:p>
            <text:p text:style-name="P24">גְּבוּרָתָם יָשִׂימוּ יָד עַל־פֶּה </text:p>
            <text:p text:style-name="P24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4">יְלַחֲכוּ עָפָר כַּנָּחָשׁ כְּזֹחֲלֵי</text:p>
            <text:p text:style-name="P24"><text:s/>אֶרֶץ יִרְגְּזוּ מִמִּסְגְּרֹתֵיהֶם אֶל־יְהוָה</text:p>
            <text:p text:style-name="P24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4">מִי־אֵל</text:p>
            <text:p text:style-name="P24">*כָּמוֹ</text:p>
            <text:p text:style-name="P24">נֹשֵׂא עָוֹן וְעֹבֵר עַל־פֶּשַׁע </text:p>
            <text:p text:style-name="P24">לִשְׁאֵרִית נַחֲלָתוֹ לֹא־הֶחֱזִיק לָעַד </text:p>
            <text:p text:style-name="P24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8">s thee</text:span></text:p>
            <text:p text:style-name="P13"><text:span text:style-name="T8">to lift / evil ~ </text:span><text:span text:style-name="T12">A</text:span><text:span text:style-name="T8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4">יָשׁוּב יְרַחֲמֵנוּ יִכְבֹּשׁ עֲוֹנֹתֵינוּ</text:p>
            <text:p text:style-name="P24">*וְתַשְׁלִי</text:p>
            <text:p text:style-name="P24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3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4">תִּתֵּן אֱמֶת לְיַעֲקֹב חֶסֶד </text:p>
            <text:p text:style-name="P24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4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4">אֵל קַנּוֹא וְנֹקֵם יְהוָה </text:p>
            <text:p text:style-name="P24">נֹקֵם יְהוָה וּבַעַל חֵמָה </text:p>
            <text:p text:style-name="P24">נֹקֵם יְהוָה לְצָרָיו וְנוֹטֵר </text:p>
            <text:p text:style-name="P24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4">יְהוָֹה</text:p>
            <text:p text:style-name="P24">*אֶרֶ</text:p>
            <text:p text:style-name="P24">אַפַּיִם *וּגְדוֹל־ [וּגְדָל־]כֹּחַ וְנַקֵּה </text:p>
            <text:p text:style-name="P24">לֹא יְנַקֶּה יְהוָה בְּסוּפָה </text:p>
            <text:p text:style-name="P24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3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4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4">גּוֹעֵר בַּיָּם וַיַּבְּשֵׁהוּ וְכָל־הַנְּהָרוֹת </text:p>
            <text:p text:style-name="P24">הֶחֱרִיב אֻמְלַל בָּשָׁן וְכַרְמֶל </text:p>
            <text:p text:style-name="P24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4">הָרִים רָעֲשׁוּ מִמֶּנּוּ וְהַגְּבָעוֹת </text:p>
            <text:p text:style-name="P24">הִתְמֹגָגוּ וַתִּשָּׂא הָאָרֶץ מִפָּנָיו </text:p>
            <text:p text:style-name="P24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4">לִפְנֵי זַעְמוֹ מִי יַעֲמוֹד </text:p>
            <text:p text:style-name="P24">וּמִי יָקוּם בַּחֲרוֹן אַפּוֹ </text:p>
            <text:p text:style-name="P24">חֲמָתוֹ נִתְּכָה כָאֵשׁ וְהַצֻּרִים </text:p>
            <text:p text:style-name="P24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4">טוֹב יְהוָה לְמָעוֹז בְּיוֹם </text:p>
            <text:p text:style-name="P24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1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4">וּבְשֶׁטֶף עֹבֵר כָּלָה יַעֲשֶׂה </text:p>
            <text:p text:style-name="P24">מְקוֹמָהּ וְאֹיְבָיו יְרַדֶּף</text:p>
            <text:p text:style-name="P24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4">מַה־תְּחַשְּׁבוּן אֶל־יְהוָה כָּלָה הוּא </text:p>
            <text:p text:style-name="P24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4">כִּי עַד־סִירִים סְבֻכִים וּכְסָבְאָם </text:p>
            <text:p text:style-name="P24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4">**מִמֵּ</text:p>
            <text:p text:style-name="P24">יָצָא חֹשֵׁב עַל־יְהוָה רָעָה </text:p>
            <text:p text:style-name="P24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4">כֹּה אָמַר יְהוָה אִם־שְׁלֵמִים וְכֵן </text:p>
            <text:p text:style-name="P24">רַבִּים וְכֵן נָגֹזּוּ וְעָבָר</text:p>
            <text:p text:style-name="P24">**וְעִנִּתִ</text:p>
            <text:p text:style-name="P24">**לֹא אֲעַנֵּ</text:p>
            <text:p text:style-name="P24">עוֹד</text:p>
          </table:table-cell>
        </table:table-row>
        <table:table-row>
          <table:table-cell table:style-name="表37.A2" office:value-type="string">
            <text:p text:style-name="P13">thu<text:span text:style-name="T8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4">וְעַתָּה אֶשְׁבֹּר מֹטֵהוּ</text:p>
            <text:p text:style-name="P24">**מֵעָלָיִ</text:p>
            <text:p text:style-name="P24">**וּמוֹסְרֹתַיִ</text:p>
            <text:p text:style-name="P24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4">וְצִוָּה</text:p>
            <text:p text:style-name="P24">*עָלֶי</text:p>
            <text:p text:style-name="P24"><text:s/>*יְהוָה לֹא־יִזָּרַע מִשִּׁמְ</text:p>
            <text:p text:style-name="P24"><text:soft-page-break/>*עוֹד מִבֵּית אֱלֹהֶי</text:p>
            <text:p text:style-name="P24">*אַכְרִית פֶּסֶל וּמַסֵּכָה אָשִׂים קִבְרֶ</text:p>
            <text:p text:style-name="P24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4">הִנֵּה עַל־הֶהָרִים רַגְלֵי מְבַשֵּׂר </text:p>
            <text:p text:style-name="P24">מַשְׁמִיעַ שָׁלוֹם חָגִּי יְהוּדָה</text:p>
            <text:p text:style-name="P24">*חַגַּיִ</text:p>
            <text:p text:style-name="P24"><text:s/>*שַׁלְּמִי נְדָרָיִ</text:p>
            <text:p text:style-name="P24">כִּי לֹא יוֹסִיף עוֹד *לַעֲבוֹר־ [לַעֲבָר־]</text:p>
            <text:p text:style-name="P24">*בָּ</text:p>
            <text:p text:style-name="P24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4">*עָלָה מֵפִיץ עַל־פָּנַיִ</text:p>
            <text:p text:style-name="P24">נָצוֹר מְצֻרָה צַפֵּה</text:p>
            <text:p text:style-name="P24">*־דֶרֶ</text:p>
            <text:p text:style-name="P24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10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4">כִּי שָׁב יְהוָה אֶת־גְּאוֹן </text:p>
            <text:p text:style-name="P24">יַעֲקֹב כִּגְאוֹן יִשְׂרָאֵל כִּי</text:p>
            <text:p text:style-name="P24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8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7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4">מָגֵן גִּבֹּרֵיהוּ מְאָדָּם אַנְשֵׁי־חַיִל </text:p>
            <text:p text:style-name="P24">מְתֻלָּעִים בְּאֵשׁ־פְּלָדוֹת הָרֶכֶב בְּיוֹם </text:p>
            <text:p text:style-name="P24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7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4">בַּחוּצוֹת יִתְהוֹלְלוּ הָרֶכֶב יִשְׁתַּקְשְׁקוּן</text:p>
            <text:p text:style-name="P24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8">'E:i'hen / like to shine / like a lightning / to run</text:span></text:p>
          </table:table-cell>
        </table:table-row>
      </table:table>
      <text:p text:style-name="P4">3. <text:span text:style-name="T7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4">יִזְכֹּר אַדִּירָיו יִכָּשְׁלוּ *בַהֲלִכוֹתָם [בַּהֲלִיכָתָם] יְמַהֲרוּ חוֹמָתָהּ וְהֻכַן</text:p>
            <text:p text:style-name="P24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7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4">שַׁעֲרֵי</text:p>
            <text:p text:style-name="P24">הַנְּהָרוֹת</text:p>
            <text:p text:style-name="P24">נִפְתָּחוּ </text:p>
            <text:p text:style-name="P24">וְהַהֵיכָל </text:p>
            <text:p text:style-name="P24">נָמוֹג</text:p>
          </table:table-cell>
          <table:table-cell table:style-name="表43.B1" office:value-type="string">
            <text:p text:style-name="P25">gate</text:p>
            <text:p text:style-name="P25"/>
            <text:p text:style-name="P25">the stream</text:p>
            <text:p text:style-name="P25">to open</text:p>
            <text:p text:style-name="P25"/>
            <text:p text:style-name="P25"/>
            <text:p text:style-name="P25">the palace</text:p>
            <text:p text:style-name="P25"/>
            <text:p text:style-name="P25">to melt</text:p>
          </table:table-cell>
        </table:table-row>
        <table:table-row>
          <table:table-cell table:style-name="表43.A2" office:value-type="string">
            <text:p text:style-name="P24"/>
          </table:table-cell>
          <table:table-cell table:style-name="表43.B2" office:value-type="string">
            <text:p text:style-name="P25"/>
          </table:table-cell>
        </table:table-row>
      </table:table>
      <text:p text:style-name="P4">2. <text:span text:style-name="T7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4">וְהֻצַּב </text:p>
            <text:p text:style-name="P24">גֻּלְּתָה </text:p>
            <text:p text:style-name="P24">הֹעֲלָתָה </text:p>
            <text:p text:style-name="P24">וְאַמְהֹתֶיהָ </text:p>
            <text:p text:style-name="P24">מְנַהֲגוֹת </text:p>
            <text:p text:style-name="P24">כְּקוֹל</text:p>
            <text:p text:style-name="P24"><text:s/>יוֹנִים </text:p>
            <text:p text:style-name="P24">מְתֹפְפֹת </text:p>
            <text:p text:style-name="P24">עַל־לִבְבֵהֶן</text:p>
          </table:table-cell>
          <table:table-cell table:style-name="表47.B1" office:value-type="string">
            <text:p text:style-name="P25">Hutsav</text:p>
            <text:p text:style-name="P25"/>
            <text:p text:style-name="P25">to denude</text:p>
            <text:p text:style-name="P25"/>
            <text:p text:style-name="P25">to ascend</text:p>
            <text:p text:style-name="P25"/>
            <text:p text:style-name="P25">her maidservant</text:p>
            <text:p text:style-name="P25"/>
            <text:p text:style-name="P25">to sigh</text:p>
            <text:p text:style-name="P25"/>
            <text:p text:style-name="P25">like a voice</text:p>
            <text:p text:style-name="P25"/>
            <text:p text:style-name="P25">a dove</text:p>
            <text:p text:style-name="P25">to drum</text:p>
            <text:p text:style-name="P25"/>
            <text:p text:style-name="P25">upon their heart</text:p>
          </table:table-cell>
        </table:table-row>
        <text:soft-page-break/>
        <table:table-row>
          <table:table-cell table:style-name="表47.A2" office:value-type="string">
            <text:p text:style-name="P24"/>
          </table:table-cell>
          <table:table-cell table:style-name="表47.B2" office:value-type="string">
            <text:p text:style-name="P25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וְנִינְוֵה</text:p>
            <text:p text:style-name="P24"><text:s/>כִבְרֵכַת־מַיִם </text:p>
            <text:p text:style-name="P24">מִימֵי </text:p>
            <text:p text:style-name="P24">הִיא </text:p>
            <text:p text:style-name="P24">וְהֵמָּה </text:p>
            <text:p text:style-name="P24">נָסִים </text:p>
            <text:p text:style-name="P24">עִמְדוּ</text:p>
            <text:p text:style-name="P24"><text:s/>עֲמֹדוּ </text:p>
            <text:p text:style-name="P24">וְאֵין </text:p>
            <text:p text:style-name="P24">מַפְנֶה</text:p>
          </table:table-cell>
          <table:table-cell table:style-name="表48.B1" office:value-type="string">
            <text:p text:style-name="P25">nineveh</text:p>
            <text:p text:style-name="P25"/>
            <text:p text:style-name="P25">like a resorvoir - water</text:p>
            <text:p text:style-name="P25"/>
            <text:p text:style-name="P25">from the day</text:p>
            <text:p text:style-name="P25"/>
            <text:p text:style-name="P25">he/she</text:p>
            <text:p text:style-name="P25"/>
            <text:p text:style-name="P25">and they</text:p>
            <text:p text:style-name="P25"/>
            <text:p text:style-name="P25">to vanish away</text:p>
            <text:p text:style-name="P25"/>
            <text:p text:style-name="P25">to stand</text:p>
            <text:p text:style-name="P25"/>
            <text:p text:style-name="P25">to stand</text:p>
            <text:p text:style-name="P25"/>
            <text:p text:style-name="P25">not exist</text:p>
            <text:p text:style-name="P25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4">בֹּזּוּ </text:p>
            <text:p text:style-name="P24">כֶסֶף </text:p>
            <text:p text:style-name="P24">בֹּזּוּ </text:p>
            <text:p text:style-name="P24">זָהָב </text:p>
            <text:p text:style-name="P24">וְאֵין </text:p>
            <text:p text:style-name="P24">קֵצֶה </text:p>
            <text:p text:style-name="P24">לַתְּכוּנָה </text:p>
            <text:p text:style-name="P24">כָּבֹד</text:p>
            <text:p text:style-name="P24"><text:s/>מִכֹּל</text:p>
            <text:p text:style-name="P24"><text:s/>כְּלִי </text:p>
            <text:p text:style-name="P24">חֶמְדָּה</text:p>
          </table:table-cell>
          <table:table-cell table:style-name="表51.B1" office:value-type="string">
            <text:p text:style-name="P25">to plunder</text:p>
            <text:p text:style-name="P25"/>
            <text:p text:style-name="P25">silver</text:p>
            <text:p text:style-name="P25"/>
            <text:p text:style-name="P25">to plunder</text:p>
            <text:p text:style-name="P25">gold</text:p>
            <text:p text:style-name="P25"/>
            <text:p text:style-name="P25">to be nothing</text:p>
            <text:p text:style-name="P25"/>
            <text:p text:style-name="P25">an extremity</text:p>
            <text:p text:style-name="P25"/>
            <text:p text:style-name="P25">structure</text:p>
            <text:p text:style-name="P25"/>
            <text:p text:style-name="P25">splendor</text:p>
            <text:p text:style-name="P25"/>
            <text:p text:style-name="P25">from all</text:p>
            <text:p text:style-name="P25"/>
            <text:p text:style-name="P25">apparatus</text:p>
            <text:p text:style-name="P25"/>
            <text:p text:style-name="P25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4">בּוּקָה</text:p>
            <text:p text:style-name="P24"><text:s/>וּמְבוּקָה</text:p>
            <text:p text:style-name="P24"><text:s/>וּמְבֻלָּקָה</text:p>
            <text:p text:style-name="P24"><text:s/>וְלֵב </text:p>
            <text:p text:style-name="P24">נָמֵס</text:p>
            <text:p text:style-name="P24"><text:s/>וּפִק </text:p>
            <text:p text:style-name="P24">בִּרְכַּיִם </text:p>
            <text:p text:style-name="P24">וְחַלְחָלָה</text:p>
            <text:p text:style-name="P24"><text:soft-page-break/><text:s/>בְּכָל־מָתְנַיִם</text:p>
            <text:p text:style-name="P24"><text:s/>וּפְנֵי </text:p>
            <text:p text:style-name="P24">כֻלָּם</text:p>
            <text:p text:style-name="P24"><text:s/>קִבְּצוּ</text:p>
            <text:p text:style-name="P24"><text:s/>פָארוּר</text:p>
          </table:table-cell>
          <table:table-cell table:style-name="表52.B1" office:value-type="string">
            <text:p text:style-name="P25">empty</text:p>
            <text:p text:style-name="P25"/>
            <text:p text:style-name="P25">and empty</text:p>
            <text:p text:style-name="P25"/>
            <text:p text:style-name="P25">to anihilate</text:p>
            <text:p text:style-name="P25"/>
            <text:p text:style-name="P25">and heart</text:p>
            <text:p text:style-name="P25"/>
            <text:p text:style-name="P25">to faint</text:p>
            <text:p text:style-name="P25"/>
            <text:p text:style-name="P25">and a tottering</text:p>
            <text:p text:style-name="P25"/>
            <text:p text:style-name="P25">knee</text:p>
            <text:p text:style-name="P25"/>
            <text:p text:style-name="P25">to writhe</text:p>
            <text:p text:style-name="P25"/>
            <text:p text:style-name="P25"><text:soft-page-break/></text:p>
            <text:p text:style-name="P25">with,in all – loins</text:p>
            <text:p text:style-name="P25"/>
            <text:p text:style-name="P25">and the face</text:p>
            <text:p text:style-name="P25"/>
            <text:p text:style-name="P25">all of them ~ xula:'m</text:p>
            <text:p text:style-name="P25"/>
            <text:p text:style-name="P25">to collect</text:p>
            <text:p text:style-name="P25"/>
            <text:p text:style-name="P25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4">אַיֵּה</text:p>
            <text:p text:style-name="P24"><text:s/>מְעוֹן </text:p>
            <text:p text:style-name="P24">אֲרָיוֹת </text:p>
            <text:p text:style-name="P24">וּמִרְעֶה </text:p>
            <text:p text:style-name="P24">הוּא לַכְּפִרִים </text:p>
            <text:p text:style-name="P24">אֲשֶׁר</text:p>
            <text:p text:style-name="P24">*הָלַ</text:p>
            <text:p text:style-name="P24"><text:soft-page-break/>אַרְיֵה לָבִיא </text:p>
            <text:p text:style-name="P24">שָׁם גּוּר </text:p>
            <text:p text:style-name="P24">אַרְיֵה וְאֵין מַחֲרִיד</text:p>
          </table:table-cell>
          <table:table-cell table:style-name="表53.B1" office:value-type="string">
            <text:p text:style-name="P25">where ?</text:p>
            <text:p text:style-name="P25"/>
            <text:p text:style-name="P25">a retreat</text:p>
            <text:p text:style-name="P25"/>
            <text:p text:style-name="P25">a lion</text:p>
            <text:p text:style-name="P25"/>
            <text:p text:style-name="P25">and pasture</text:p>
            <text:p text:style-name="P25"/>
            <text:p text:style-name="P25">he,this / to,for a yound lion</text:p>
            <text:p text:style-name="P25"/>
            <text:p text:style-name="P25">who,that</text:p>
            <text:p text:style-name="P25"/>
            <text:p text:style-name="P25">to walk</text:p>
            <text:p text:style-name="P25"><text:soft-page-break/>a lion / to roar</text:p>
            <text:p text:style-name="P25"/>
            <text:p text:style-name="P25">there / a cub of lion</text:p>
            <text:p text:style-name="P25"/>
            <text:p text:style-name="P25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אַרְיֵה טֹרֵף </text:p>
            <text:p text:style-name="P24">בְּדֵי גֹרוֹתָיו </text:p>
            <text:p text:style-name="P24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5">a lion / to pull to pieces</text:p>
            <text:p text:style-name="P25"/>
            <text:p text:style-name="P25">in enough / his whelps</text:p>
            <text:p text:style-name="P25"/>
            <text:p text:style-name="P25">and to choke oneself / for his lioness</text:p>
            <text:p text:style-name="P25">to fill – prey / his den</text:p>
            <text:p text:style-name="P25"/>
            <text:p text:style-name="P25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4">הִנְנִי</text:p>
            <text:p text:style-name="P24">*אֵלַיִ</text:p>
            <text:p text:style-name="P24">נְאֻם יְהוָה צְבָאוֹת וְהִבְעַרְתִּי בֶעָשָׁן רִכְבָּהּ</text:p>
            <text:p text:style-name="P24">*וּכְפִירַיִ</text:p>
            <text:p text:style-name="P24">תֹּאכַל חָרֶב וְהִכְרַתִּי מֵאֶרֶץ</text:p>
            <text:p text:style-name="P24">*טַרְפֵּ</text:p>
            <text:p text:style-name="P24">וְלֹא־יִשָּׁמַע עוֹד קוֹל מַלְאָכֵכֵה ס</text:p>
          </table:table-cell>
          <table:table-cell table:style-name="表55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saith / jehovah / mass of persons</text:p>
            <text:p text:style-name="P25"/>
            <text:p text:style-name="P25">and I will consume / towards smoke / her vehicle</text:p>
            <text:p text:style-name="P25">and your yound lion</text:p>
            <text:p text:style-name="P25">to eat / sword / and I will cut off</text:p>
            <text:p text:style-name="P25"/>
            <text:p text:style-name="P25">from the earth</text:p>
            <text:p text:style-name="P25"/>
            <text:p text:style-name="P25">thy prey</text:p>
            <text:p text:style-name="P25"/>
            <text:p text:style-name="P25">and not to hear / again / to call</text:p>
            <text:p text:style-name="P25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4">הוֹי עִיר דָּמִים כֻּלָּהּ כַּחַשׁ פֶּרֶק </text:p>
            <text:p text:style-name="P24">מְלֵאָה לֹא יָמִישׁ טָרֶף</text:p>
          </table:table-cell>
          <table:table-cell table:style-name="表56.B1" office:value-type="string">
            <text:p text:style-name="P25">oh! / a city / blood / her whole</text:p>
            <text:p text:style-name="P25"/>
            <text:p text:style-name="P25">hypocracy / a fork in roads</text:p>
            <text:p text:style-name="P25"/>
            <text:p text:style-name="P25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קוֹל שׁוֹט וְקוֹל </text:p>
            <text:p text:style-name="P24">רַעַשׁ אוֹפָן וְסוּס</text:p>
            <text:p text:style-name="P24"><text:s/>דֹּהֵר וּמֶרְכָּבָה</text:p>
            <text:p text:style-name="P24"><text:s/>מְרַקֵּדָה</text:p>
          </table:table-cell>
          <table:table-cell table:style-name="表57.B1" office:value-type="string">
            <text:p text:style-name="P25">a voice / a lash / and a voice</text:p>
            <text:p text:style-name="P25"/>
            <text:p text:style-name="P25">vibration / a wheel / and a horse</text:p>
            <text:p text:style-name="P25"/>
            <text:p text:style-name="P25">to move irregularly / and a chariot</text:p>
            <text:p text:style-name="P25"/>
            <text:p text:style-name="P25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פָּרָשׁ מַעֲלֶה וְלַהַב </text:p>
            <text:p text:style-name="P24">חֶרֶב וּבְרַק חֲנִית</text:p>
            <text:p text:style-name="P24"><text:s/>וְרֹב חָלָל</text:p>
            <text:p text:style-name="P24"><text:s/>וְכֹבֶד פָּגֶר </text:p>
            <text:p text:style-name="P24">וְאֵין קֵצֶה </text:p>
            <text:p text:style-name="P24">לַגְּוִיָּה *יִכְשְׁלוּ [וְכָשְׁלוּ] בִּגְוִיָּתָם</text:p>
          </table:table-cell>
          <table:table-cell table:style-name="表58.B1" office:value-type="string">
            <text:p text:style-name="P25">a driver / to lift up/ and a polished blade</text:p>
            <text:p text:style-name="P25">a sword / and a gleam / a lance</text:p>
            <text:p text:style-name="P25"/>
            <text:p text:style-name="P25">and abundance / pierced to death</text:p>
            <text:p text:style-name="P25">and multitude / a carcase</text:p>
            <text:p text:style-name="P25"/>
            <text:p text:style-name="P25">and not exist / an extremity</text:p>
            <text:p text:style-name="P25">for a body <text:s/>/ to falter</text:p>
            <text:p text:style-name="P25"/>
            <text:p text:style-name="P25"/>
            <text:p text:style-name="P25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4">מֵרֹב זְנוּנֵי </text:p>
            <text:p text:style-name="P24">זוֹנָה טוֹבַת חֵן </text:p>
            <text:p text:style-name="P24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5">from abundance / to commit adultry</text:p>
            <text:p text:style-name="P25">to commit idolatry / good / graciousness</text:p>
            <text:p text:style-name="P25">mistress / magic / the to sell</text:p>
            <text:p text:style-name="P25"/>
            <text:p text:style-name="P25">Gentile / in her adultery</text:p>
            <text:p text:style-name="P25"/>
            <text:p text:style-name="P25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4">הִנְנִי</text:p>
            <text:p text:style-name="P24"><text:s/>**אֵלַיִ</text:p>
            <text:p text:style-name="P24">נְאֻם יְהוָה צְבָאוֹת וְגִלֵּיתִי</text:p>
            <text:p text:style-name="P24">**שׁוּלַיִ</text:p>
            <text:p text:style-name="P24">**עַל־פָּנָיִ</text:p>
            <text:p text:style-name="P24">וְהַרְאֵיתִי גוֹיִם</text:p>
            <text:p text:style-name="P24">*מַעְרֵ</text:p>
            <text:p text:style-name="P24"><text:soft-page-break/>וּמַמְלָכוֹת</text:p>
            <text:p text:style-name="P24">*קְלוֹנֵ</text:p>
          </table:table-cell>
          <table:table-cell table:style-name="表60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oracle / jehovah / army</text:p>
            <text:p text:style-name="P25"/>
            <text:p text:style-name="P25">and denude</text:p>
            <text:p text:style-name="P25"/>
            <text:p text:style-name="P25">thy skirt</text:p>
            <text:p text:style-name="P25"/>
            <text:p text:style-name="P25">against thy face</text:p>
            <text:p text:style-name="P25"/>
            <text:p text:style-name="P25">and to see / Gentile</text:p>
            <text:p text:style-name="P25">nude</text:p>
            <text:p text:style-name="P25"><text:soft-page-break/>and dominion</text:p>
            <text:p text:style-name="P25"/>
            <text:p text:style-name="P25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וְהִשְׁלַכְתִּי</text:p>
            <text:p text:style-name="P24">**עָלַיִ</text:p>
            <text:p text:style-name="P24">שִׁקֻּצִים</text:p>
            <text:p text:style-name="P24">**וְנִבַּלְתִּי</text:p>
            <text:p text:style-name="P24">**וְשַׂמְתִּי</text:p>
            <text:p text:style-name="P24">כְּרֹאִי</text:p>
          </table:table-cell>
          <table:table-cell table:style-name="表61.B1" office:value-type="string">
            <text:p text:style-name="P25">and to throw</text:p>
            <text:p text:style-name="P25"/>
            <text:p text:style-name="P25">against thee</text:p>
            <text:p text:style-name="P25"/>
            <text:p text:style-name="P25">filthy</text:p>
            <text:p text:style-name="P25"/>
            <text:p text:style-name="P25">and I will disgrace thee</text:p>
            <text:p text:style-name="P25"/>
            <text:p text:style-name="P25">and I will put thee</text:p>
            <text:p text:style-name="P25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4">וְהָיָה כָל</text:p>
            <text:p text:style-name="P24">**רֹאַיִ</text:p>
            <text:p text:style-name="P24">יִדּוֹד</text:p>
            <text:p text:style-name="P24">**מִמֵּ</text:p>
            <text:p text:style-name="P24">וְאָמַר שָׁדְּדָה נִינְוֵה</text:p>
            <text:p text:style-name="P24"><text:s/>מִי יָנוּד לָהּ</text:p>
            <text:p text:style-name="P24"><text:s/>מֵאַיִן אֲבַקֵּשׁ</text:p>
            <text:p text:style-name="P24"><text:s/>מְנַחֲמִים</text:p>
            <text:p text:style-name="P24">**לָ</text:p>
          </table:table-cell>
          <table:table-cell table:style-name="表62.B1" office:value-type="string">
            <text:p text:style-name="P25">and to come to pass / all</text:p>
            <text:p text:style-name="P25"/>
            <text:p text:style-name="P25">to see thee</text:p>
            <text:p text:style-name="P25"/>
            <text:p text:style-name="P25">to flee</text:p>
            <text:p text:style-name="P25"/>
            <text:p text:style-name="P25">from thee</text:p>
            <text:p text:style-name="P25"/>
            <text:p text:style-name="P25">and to say / to ravage / nineve</text:p>
            <text:p text:style-name="P25"/>
            <text:p text:style-name="P25">who ? / to deplore / towards her</text:p>
            <text:p text:style-name="P25"/>
            <text:p text:style-name="P25">from where ? / to search out</text:p>
            <text:p text:style-name="P25"/>
            <text:p text:style-name="P25">to console</text:p>
            <text:p text:style-name="P25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4">הֲתֵיטְבִי </text:p>
            <text:p text:style-name="P24">מִנֹּא אָמוֹן הַיֹּשְׁבָה בַּיְאֹרִים מַיִם סָבִיב </text:p>
            <text:p text:style-name="P24">לָהּ אֲשֶׁר־חֵיל </text:p>
            <text:p text:style-name="P24">יָם מִיָּם חוֹמָתָהּ</text:p>
          </table:table-cell>
          <table:table-cell table:style-name="表63.B1" office:value-type="string">
            <text:p text:style-name="P25">who,that to make well</text:p>
            <text:p text:style-name="P25"/>
            <text:p text:style-name="P25">from No / Amon / the to dwell</text:p>
            <text:p text:style-name="P25"/>
            <text:p text:style-name="P25">in Nile / waters / around</text:p>
            <text:p text:style-name="P25"/>
            <text:p text:style-name="P25">towards her / who,that – army</text:p>
            <text:p text:style-name="P25"/>
            <text:p text:style-name="P25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4">כּוּשׁ עָצְמָה </text:p>
            <text:p text:style-name="P24">וּמִצְרַיִם וְאֵין</text:p>
            <text:p text:style-name="P24"><text:s/>קֵצֶה פּוּט וְלוּבִים </text:p>
            <text:p text:style-name="P24">הָיוּ </text:p>
            <text:p text:style-name="P24">**בְּעֶזְרָתֵ</text:p>
          </table:table-cell>
          <table:table-cell table:style-name="表64.B1" office:value-type="string">
            <text:p text:style-name="P25">Kush / her powerfulness</text:p>
            <text:p text:style-name="P25"/>
            <text:p text:style-name="P25">and Mitsrajim / and not exist</text:p>
            <text:p text:style-name="P25"/>
            <text:p text:style-name="P25">an extremity / Put / and Libyan</text:p>
            <text:p text:style-name="P25"/>
            <text:p text:style-name="P25">to exist</text:p>
            <text:p text:style-name="P25"/>
            <text:p text:style-name="P25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4">גַּם־הִיא לַגֹּלָה </text:p>
            <text:p text:style-name="P24">הָלְכָה בַשֶּׁבִי גַּם </text:p>
            <text:p text:style-name="P24">עֹלָלֶיהָ יְרֻטְּשׁוּ </text:p>
            <text:p text:style-name="P24">בְּרֹאשׁ כָּל־חוּצוֹת </text:p>
            <text:p text:style-name="P24">וְעַל־נִכְבַּדֶּיהָ</text:p>
            <text:p text:style-name="P24"><text:s/>יַדּוּ גוֹרָל</text:p>
            <text:p text:style-name="P24"><text:s/>וְכָל־גְּדוֹלֶיהָ רֻתְּקוּ בַזִּקִּים</text:p>
          </table:table-cell>
          <table:table-cell table:style-name="表65.B1" office:value-type="string">
            <text:p text:style-name="P25">even,though – he,she / for exile</text:p>
            <text:p text:style-name="P25"/>
            <text:p text:style-name="P25">to walk / in exiled / even,though</text:p>
            <text:p text:style-name="P25"/>
            <text:p text:style-name="P25">her suckling / to dash down</text:p>
            <text:p text:style-name="P25"/>
            <text:p text:style-name="P25">towards head / all – to sever</text:p>
            <text:p text:style-name="P25"/>
            <text:p text:style-name="P25">and upon – to make her weighty</text:p>
            <text:p text:style-name="P25"/>
            <text:p text:style-name="P25">to throw / a lot</text:p>
            <text:p text:style-name="P25"/>
            <text:p text:style-name="P25">and all – her great / to fasten</text:p>
            <text:p text:style-name="P25"/>
            <text:p text:style-name="P25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גַּם־אַתְּ תִּשְׁכְּרִי</text:p>
            <text:p text:style-name="P24"><text:s/>תְּהִי נַעֲלָמָה גַּם־אַתְּ תְּבַקְשִׁי מָעוֹז </text:p>
            <text:p text:style-name="P24">מֵאוֹיֵב</text:p>
          </table:table-cell>
          <table:table-cell table:style-name="表66.B1" office:value-type="string">
            <text:p text:style-name="P25">also – thee / to become tipsy</text:p>
            <text:p text:style-name="P25"/>
            <text:p text:style-name="P25">to become / to veil / also – thee</text:p>
            <text:p text:style-name="P25"/>
            <text:p text:style-name="P25">to search / a fortified place</text:p>
            <text:p text:style-name="P25"/>
            <text:p text:style-name="P25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4">**כָּל־מִבְצָרַיִ</text:p>
            <text:p text:style-name="P24">תְּאֵנִים עִם־בִּכּוּרִים אִם־יִנּוֹעוּ </text:p>
            <text:p text:style-name="P24">וְנָפְלוּ עַל־פִּי </text:p>
            <text:p text:style-name="P24">אוֹכֵל</text:p>
          </table:table-cell>
          <table:table-cell table:style-name="表67.B1" office:value-type="string">
            <text:p text:style-name="P25">all – thy fortification</text:p>
            <text:p text:style-name="P25"/>
            <text:p text:style-name="P25">the fig tree / with – the first fruits</text:p>
            <text:p text:style-name="P25"/>
            <text:p text:style-name="P25">lo,whether – to waver</text:p>
            <text:p text:style-name="P25"/>
            <text:p text:style-name="P25">and to fall / upon – mouth</text:p>
            <text:p text:style-name="P25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4">**הִנֵּה עַמֵּ</text:p>
            <text:p text:style-name="P24">**נָשִׁים בְּקִרְבֵּ</text:p>
            <text:p text:style-name="P24">**לְאֹיְבַיִ</text:p>
            <text:p text:style-name="P24">פָּתוֹחַ נִפְתְּחוּ שַׁעֲרֵי</text:p>
            <text:p text:style-name="P24">אַרְצֵך</text:p>
            <text:p text:style-name="P24">אָכְלָה אֵשׁ בְּרִיחָיִך</text:p>
          </table:table-cell>
          <table:table-cell table:style-name="表68.B1" office:value-type="string">
            <text:p text:style-name="P25">lo! / thy people</text:p>
            <text:p text:style-name="P25"/>
            <text:p text:style-name="P25">women / in the midst of thee</text:p>
            <text:p text:style-name="P25"/>
            <text:p text:style-name="P25">towards thine adversary</text:p>
            <text:p text:style-name="P25"/>
            <text:p text:style-name="P25">to open / to loosen / a gate</text:p>
            <text:p text:style-name="P25"/>
            <text:p text:style-name="P25">thy land</text:p>
            <text:p text:style-name="P25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4">מֵי מָצוֹר שַׁאֲבִי</text:p>
            <text:p text:style-name="P24">**לָ</text:p>
            <text:p text:style-name="P24">**חַזְּקִי מִבְצָרָיִ</text:p>
            <text:p text:style-name="P24">בֹּאִי בַטִּיט </text:p>
            <text:p text:style-name="P24">וְרִמְסִי בַחֹמֶר</text:p>
            <text:p text:style-name="P24"><text:s/>הַחֲזִיקִי מַלְבֵּן</text:p>
          </table:table-cell>
          <table:table-cell table:style-name="表71.B1" office:value-type="string">
            <text:p text:style-name="P25">water / a siege / to bale up</text:p>
            <text:p text:style-name="P25"/>
            <text:p text:style-name="P25">towards thee</text:p>
            <text:p text:style-name="P25"/>
            <text:p text:style-name="P25">to fasten / thy fortification</text:p>
            <text:p text:style-name="P25"/>
            <text:p text:style-name="P25">to go,come / towards mud</text:p>
            <text:p text:style-name="P25">and to tread upon / into clay</text:p>
            <text:p text:style-name="P25"/>
            <text:p text:style-name="P25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4">**שָׁם תֹּאכְלֵ</text:p>
            <text:p text:style-name="P24">*אֵשׁ תַּכְרִיתֵ</text:p>
            <text:p text:style-name="P24">**חֶרֶב תֹּאכְלֵ</text:p>
            <text:p text:style-name="P24">כַּיָּלֶק הִתְכַּבֵּד</text:p>
            <text:p text:style-name="P24"><text:s/>כַּיֶּלֶק הִתְכַּבְּדִי </text:p>
            <text:p text:style-name="P24">כָּאַרְבֶּה</text:p>
          </table:table-cell>
          <table:table-cell table:style-name="表72.B1" office:value-type="string">
            <text:p text:style-name="P25">there / to eat thee</text:p>
            <text:p text:style-name="P25"/>
            <text:p text:style-name="P25">fire / to cut thee off</text:p>
            <text:p text:style-name="P25"/>
            <text:p text:style-name="P25">sword / to eat thee up</text:p>
            <text:p text:style-name="P25"/>
            <text:p text:style-name="P25">like a divourer / to severe</text:p>
            <text:p text:style-name="P25"/>
            <text:p text:style-name="P25">like a divourer / to sereve</text:p>
            <text:p text:style-name="P25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**הִרְבֵּית רֹכְלַיִ</text:p>
            <text:p text:style-name="P24">מִכּוֹכְבֵי הַשָּׁמָיִם יֶלֶק פָּשַׁט וַיָּעֹף</text:p>
          </table:table-cell>
          <table:table-cell table:style-name="表73.B1" office:value-type="string">
            <text:p text:style-name="P25">to increase / thy to travel for trading</text:p>
            <text:p text:style-name="P25"/>
            <text:p text:style-name="P25">from a star / the sky / a devouerer</text:p>
            <text:p text:style-name="P25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4">**מִנְּזָרַיִ</text:p>
            <text:p text:style-name="P24">*כָּאַרְבֶּה וְטַפְסְרַיִ</text:p>
            <text:p text:style-name="P24">כְּגוֹב גֹּבָי הַחוֹנִים בַּגְּדֵרוֹת בְּיוֹם</text:p>
            <text:p text:style-name="P24"><text:s/>קָרָה שֶׁמֶשׁ זָרְחָה וְנוֹדַד וְלֹא־נוֹדַע </text:p>
            <text:p text:style-name="P24">מְקוֹמוֹ אַיָּם</text:p>
          </table:table-cell>
          <table:table-cell table:style-name="表74.B1" office:value-type="string">
            <text:p text:style-name="P25">thy prince</text:p>
            <text:p text:style-name="P25"/>
            <text:p text:style-name="P25">like a locust / and thy governer</text:p>
            <text:p text:style-name="P25"/>
            <text:p text:style-name="P25">locust / locust / a tent</text:p>
            <text:p text:style-name="P25"/>
            <text:p text:style-name="P25">in,towards inclosure / in the day</text:p>
            <text:p text:style-name="P25"/>
            <text:p text:style-name="P25">coolness / the sun<text:span text:style-name="T8"> / irradiate</text:span></text:p>
            <text:p text:style-name="P26"/>
            <text:p text:style-name="P26">and to flee / and no recognition</text:p>
            <text:p text:style-name="P26"/>
            <text:p text:style-name="P26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4">*נָמוּ רֹעֶי</text:p>
            <text:p text:style-name="P24">**מֶלֶ</text:p>
            <text:p text:style-name="P24">*אַשּׁוּר יִשְׁכְּנוּ אַדִּירֶי</text:p>
            <text:p text:style-name="P24">*נָפֹשׁוּ עַמְּ</text:p>
            <text:p text:style-name="P24">עַל־הֶהָרִים </text:p>
            <text:p text:style-name="P24">וְאֵין מְקַבֵּץ</text:p>
          </table:table-cell>
          <table:table-cell table:style-name="表75.B1" office:value-type="string">
            <text:p text:style-name="P25">to slumber / thy to graze</text:p>
            <text:p text:style-name="P25"/>
            <text:p text:style-name="P25">a king</text:p>
            <text:p text:style-name="P25"/>
            <text:p text:style-name="P25">Ashshur / to reside / thy powerful</text:p>
            <text:p text:style-name="P25"/>
            <text:p text:style-name="P25">to spread / thy tribe</text:p>
            <text:p text:style-name="P25"/>
            <text:p text:style-name="P25">against mountains</text:p>
            <text:p text:style-name="P25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*אֵין־כֵּהָה </text:p>
            <text:p text:style-name="P24">לְשִׁבְרֶ</text:p>
            <text:p text:style-name="P24">**נַחְלָה מַכָּתֶ</text:p>
            <text:p text:style-name="P24">**כֹּל שֹׁמְעֵי שִׁמְעֲ</text:p>
            <text:p text:style-name="P24">**תָּקְעוּ כַף עָלֶי</text:p>
            <text:p text:style-name="P24">כִּי עַל־מִי לֹא־עָבְרָה **רָעָתְ</text:p>
            <text:p text:style-name="P24">תָּמִיד</text:p>
          </table:table-cell>
          <table:table-cell table:style-name="表76.B1" office:value-type="string">
            <text:p text:style-name="P25">not exist – weakening</text:p>
            <text:p text:style-name="P25"/>
            <text:p text:style-name="P25">in thy ruin</text:p>
            <text:p text:style-name="P25"/>
            <text:p text:style-name="P25">to be weak / thy wound</text:p>
            <text:p text:style-name="P25"/>
            <text:p text:style-name="P25">all / to hear / thy sound</text:p>
            <text:p text:style-name="P25"/>
            <text:p text:style-name="P25">to slap / hand / above thee</text:p>
            <text:p text:style-name="P25">for / upon who ? / not to cross</text:p>
            <text:p text:style-name="P25"/>
            <text:p text:style-name="P25">thy evil</text:p>
            <text:p text:style-name="P25"/>
            <text:p text:style-name="P25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4">הַמַּשָּׂא אֲשֶׁר </text:p>
            <text:p text:style-name="P24">חָזָה חֲבַקּוּק הַנָּבִיא</text:p>
          </table:table-cell>
          <table:table-cell table:style-name="表77.B1" office:value-type="string">
            <text:p text:style-name="P25">the burden / who,which</text:p>
            <text:p text:style-name="P25"/>
            <text:p text:style-name="P25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עַד־אָנָה </text:p>
            <text:p text:style-name="P24"><text:soft-page-break/>יְהוָה שִׁוַּעְתִּי </text:p>
            <text:p text:style-name="P24">לֹא תִשְׁמָע אֶזְעַק </text:p>
            <text:p text:style-name="P24">אֵלֶי</text:p>
            <text:p text:style-name="P24">**</text:p>
            <text:p text:style-name="P24">חָמָס וְלֹא תוֹשִׁיעַ</text:p>
          </table:table-cell>
          <table:table-cell table:style-name="表78.B1" office:value-type="string">
            <text:p text:style-name="P25">as far as / where,when ?</text:p>
            <text:p text:style-name="P25"><text:soft-page-break/>jehovah / to halloo for a help</text:p>
            <text:p text:style-name="P25"/>
            <text:p text:style-name="P25">not / to hear / to shriek</text:p>
            <text:p text:style-name="P25"/>
            <text:p text:style-name="P25">towards thee</text:p>
            <text:p text:style-name="P25"/>
            <text:p text:style-name="P25"/>
            <text:p text:style-name="P25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לָמָּה תַרְאֵנִי </text:p>
            <text:p text:style-name="P24">אָוֶן וְעָמָל</text:p>
            <text:p text:style-name="P24"><text:s/>תַּבִּיט וְשֹׁד </text:p>
            <text:p text:style-name="P24">וְחָמָס לְנֶגְדִּי </text:p>
            <text:p text:style-name="P24">וַיְהִי רִיב</text:p>
            <text:p text:style-name="P24"><text:s/>וּמָדוֹן יִשָּׂא</text:p>
          </table:table-cell>
          <table:table-cell table:style-name="表79.B1" office:value-type="string">
            <text:p text:style-name="P25">in what ? / to see me</text:p>
            <text:p text:style-name="P25"/>
            <text:p text:style-name="P25">to trouble / and to toil</text:p>
            <text:p text:style-name="P25"/>
            <text:p text:style-name="P25">to regard / and violence</text:p>
            <text:p text:style-name="P25"/>
            <text:p text:style-name="P25">and violence / towards against me</text:p>
            <text:p text:style-name="P25">and to come to pass / a contenst</text:p>
            <text:p text:style-name="P25"/>
            <text:p text:style-name="P25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4">עַל־כֵּן תָּפוּג</text:p>
            <text:p text:style-name="P24"><text:s/>תּוֹרָה וְלֹא־יֵצֵא </text:p>
            <text:p text:style-name="P24">לָנֶצַח מִשְׁפָּט כִּי </text:p>
            <text:p text:style-name="P24">רָשָׁע מַכְתִּיר </text:p>
            <text:p text:style-name="P24">אֶת־הַצַּדִּיק </text:p>
            <text:p text:style-name="P24">עַל־כֵּן יֵצֵא מִשְׁפָּט מְעֻקָּל</text:p>
          </table:table-cell>
          <table:table-cell table:style-name="表80.B1" office:value-type="string">
            <text:p text:style-name="P25">above justly / to be sluggish</text:p>
            <text:p text:style-name="P25"/>
            <text:p text:style-name="P25">law / and not – to go out</text:p>
            <text:p text:style-name="P25"/>
            <text:p text:style-name="P25">into goal / a verdict / for</text:p>
            <text:p text:style-name="P25"/>
            <text:p text:style-name="P25">bad / to besiege</text:p>
            <text:p text:style-name="P25"/>
            <text:p text:style-name="P25">self,even – the just</text:p>
            <text:p text:style-name="P25"/>
            <text:p text:style-name="P25">above justly / to go out / a verdict</text:p>
            <text:p text:style-name="P25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רְאוּ בַגּוֹיִם</text:p>
            <text:p text:style-name="P24"><text:s/>וְהַבִּיטוּ וְהִתַּמְּהוּ תְּמָהוּ כִּי־פֹעַל</text:p>
            <text:p text:style-name="P24"><text:s/>פֹּעֵל בִּימֵיכֶם לֹא תַאֲמִינוּ כִּי יְסֻפָּר</text:p>
          </table:table-cell>
          <table:table-cell table:style-name="表81.B1" office:value-type="string">
            <text:p text:style-name="P25">behold / at Gentile</text:p>
            <text:p text:style-name="P25"/>
            <text:p text:style-name="P25">and to regard / and to be stunned</text:p>
            <text:p text:style-name="P25">to be stunned / for – to work</text:p>
            <text:p text:style-name="P25"/>
            <text:p text:style-name="P25">to practice / in your day / not</text:p>
            <text:p text:style-name="P25"/>
            <text:p text:style-name="P25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כִּי־הִנְנִי מֵקִים </text:p>
            <text:p text:style-name="P24">אֶת־הַכַּשְׂדִּים הַגּוֹי הַמַּר וְהַנִּמְהָר </text:p>
            <text:p text:style-name="P24">הַהוֹלֵ</text:p>
            <text:p text:style-name="P24">**</text:p>
            <text:p text:style-name="P24">לְמֶרְחֲבֵי־אֶרֶץ </text:p>
            <text:p text:style-name="P24">לָרֶשֶׁת </text:p>
            <text:p text:style-name="P24">מִשְׁכָּנוֹת לֹּא־לוֹ</text:p>
          </table:table-cell>
          <table:table-cell table:style-name="表82.B1" office:value-type="string">
            <text:p text:style-name="P25">for / behold me / to rise</text:p>
            <text:p text:style-name="P25"/>
            <text:p text:style-name="P25">self,even – Kasdite / a foreign nation</text:p>
            <text:p text:style-name="P25">the bitter / and the hurry</text:p>
            <text:p text:style-name="P25"/>
            <text:p text:style-name="P25">the to walk</text:p>
            <text:p text:style-name="P25"/>
            <text:p text:style-name="P25"/>
            <text:p text:style-name="P25">towards open space – the earth</text:p>
            <text:p text:style-name="P25"/>
            <text:p text:style-name="P25">towards to occupy</text:p>
            <text:p text:style-name="P25"/>
            <text:p text:style-name="P25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>אָיֹם וְנוֹרָא הוּא</text:p>
            <text:p text:style-name="P24"><text:s/>מִמֶּנּוּ מִשְׁפָּטוֹ </text:p>
            <text:p text:style-name="P24">וּשְׂאֵתוֹ יֵצֵא</text:p>
          </table:table-cell>
          <table:table-cell table:style-name="表70.B1" office:value-type="string">
            <text:p text:style-name="P25">fri<text:span text:style-name="T8">ghtful / and to fear / he,she</text:span></text:p>
            <text:p text:style-name="P26"/>
            <text:p text:style-name="P26"/>
            <text:p text:style-name="P26">out of him / his verdict</text:p>
            <text:p text:style-name="P26">and his exaltation / to go out</text:p>
            <text:p text:style-name="P26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4">וְקַלּוּ מִנְּמֵרִים </text:p>
            <text:p text:style-name="P24">סוּסָיו וְחַדּוּ </text:p>
            <text:p text:style-name="P24">מִזְּאֵבֵי עֶרֶב </text:p>
            <text:p text:style-name="P24">וּפָשׁוּ פָּרָשָׁיו </text:p>
            <text:p text:style-name="P24">וּפָרָשָׁיו מֵרָחוֹק</text:p>
            <text:p text:style-name="P24"><text:s/>יָבֹאוּ יָעֻפוּ כְּנֶשֶׁר </text:p>
            <text:p text:style-name="P24">חָשׁ לֶאֱכוֹל</text:p>
          </table:table-cell>
          <table:table-cell table:style-name="表83.B1" office:value-type="string">
            <text:p text:style-name="P25">and swift / from leopards</text:p>
            <text:p text:style-name="P25"/>
            <text:p text:style-name="P25">its horse / and sharp</text:p>
            <text:p text:style-name="P25"/>
            <text:p text:style-name="P25">from a wolf / dusk</text:p>
            <text:p text:style-name="P25"/>
            <text:p text:style-name="P25">and to spread / its driver</text:p>
            <text:p text:style-name="P25">and its driver / from remote</text:p>
            <text:p text:style-name="P25"/>
            <text:p text:style-name="P25">to go,come / to fly / like eagle</text:p>
            <text:p text:style-name="P25"/>
            <text:p text:style-name="P25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4">כֻּלֹּה לְחָמָס</text:p>
            <text:p text:style-name="P24"><text:s/>יָבוֹא מְגַמַּת </text:p>
            <text:p text:style-name="P24"><text:soft-page-break/>פְּנֵיהֶם קָדִימָה </text:p>
            <text:p text:style-name="P24">וַיֶּאֱסֹף כַּחוֹל </text:p>
            <text:p text:style-name="P24">שֶׁבִי</text:p>
          </table:table-cell>
          <table:table-cell table:style-name="表84.B1" office:value-type="string">
            <text:p text:style-name="P25">her all / towards violence</text:p>
            <text:p text:style-name="P25"/>
            <text:p text:style-name="P25">to go,come / impulse,direction</text:p>
            <text:p text:style-name="P25"/>
            <text:p text:style-name="P25"><text:soft-page-break/>their faces / her east wind</text:p>
            <text:p text:style-name="P25"/>
            <text:p text:style-name="P25">and to gather / like sand</text:p>
            <text:p text:style-name="P25"/>
            <text:p text:style-name="P25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וְהוּא בַּמְּלָכִים </text:p>
            <text:p text:style-name="P24">יִתְקַלָּס וְרֹזְנִים </text:p>
            <text:p text:style-name="P24">מִשְׂחָק לוֹ</text:p>
            <text:p text:style-name="P24"><text:s/>הוּא לְכָל־מִבְצָר </text:p>
            <text:p text:style-name="P24">יִשְׂחָק וַיִּצְבֹּר</text:p>
            <text:p text:style-name="P24"><text:s/>עָפָר וַיִּלְכְּדָהּ</text:p>
          </table:table-cell>
          <table:table-cell table:style-name="表85.B1" office:value-type="string">
            <text:p text:style-name="P25">and he,she / towards kings</text:p>
            <text:p text:style-name="P25"/>
            <text:p text:style-name="P25">to ridicule / and honorables</text:p>
            <text:p text:style-name="P25"/>
            <text:p text:style-name="P25">a laughing stock / towards him</text:p>
            <text:p text:style-name="P25"/>
            <text:p text:style-name="P25">he,she / towards all – fortification</text:p>
            <text:p text:style-name="P25"/>
            <text:p text:style-name="P25">to laugh / and to aggregate</text:p>
            <text:p text:style-name="P25"/>
            <text:p text:style-name="P25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אָז חָלַף רוּחַ </text:p>
            <text:p text:style-name="P24"><text:soft-page-break/>וַיַּעֲבֹר וְאָשֵׁם</text:p>
            <text:p text:style-name="P24"><text:s/>זוּ כֹחוֹ לֵאלֹהוֹ</text:p>
          </table:table-cell>
          <table:table-cell table:style-name="表86.B1" office:value-type="string">
            <text:p text:style-name="P25">at that time / to change / spirit / </text:p>
            <text:p text:style-name="P25"/>
            <text:p text:style-name="P25"/>
            <text:p text:style-name="P25"><text:soft-page-break/>and to cross over / and to be guilty</text:p>
            <text:p text:style-name="P25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4">הֲלוֹא אַתָּה </text:p>
            <text:p text:style-name="P24">מִקֶּדֶם יְהוָה אֱלֹהַי קְדֹשִׁי לֹא נָמוּת יְהוָה לְמִשְׁפָּט שַׂמְתּוֹ </text:p>
            <text:p text:style-name="P24">וְצוּר לְהוֹכִיחַ </text:p>
            <text:p text:style-name="P24">יְסַדְתּוֹ</text:p>
          </table:table-cell>
          <table:table-cell table:style-name="表87.B1" office:value-type="string">
            <text:p text:style-name="P25">who,where not / thou</text:p>
            <text:p text:style-name="P25"/>
            <text:p text:style-name="P25">from before / jehovah / my gods</text:p>
            <text:p text:style-name="P25"/>
            <text:p text:style-name="P25">my sacred / not die / jehovah</text:p>
            <text:p text:style-name="P25"/>
            <text:p text:style-name="P25">towards verdict / to put him</text:p>
            <text:p text:style-name="P25"/>
            <text:p text:style-name="P25">and an edge / towards to be right</text:p>
            <text:p text:style-name="P25"/>
            <text:p text:style-name="P25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4">טְהוֹר עֵינַיִם מֵרְאוֹת</text:p>
            <text:p text:style-name="P24"><text:soft-page-break/><text:s/>רָע וְהַבִּיט אֶל־עָמָל לֹא תוּכָל לָמָּה</text:p>
            <text:p text:style-name="P24"><text:s/>תַבִּיט בּוֹגְדִים תַּחֲרִישׁ בְּבַלַּע רָשָׁע</text:p>
            <text:p text:style-name="P24"><text:s/>צַדִּיק מִמֶּנּוּ</text:p>
          </table:table-cell>
          <table:table-cell table:style-name="表88.B1" office:value-type="string">
            <text:p text:style-name="P25">purity / eyes / from to see</text:p>
            <text:p text:style-name="P25"/>
            <text:p text:style-name="P25"/>
            <text:p text:style-name="P25"><text:soft-page-break/>evil / and to regard / with – toil</text:p>
            <text:p text:style-name="P25"/>
            <text:p text:style-name="P25">not / be able / towards what ?</text:p>
            <text:p text:style-name="P25"/>
            <text:p text:style-name="P25">to regard / to pillage / to let alone</text:p>
            <text:p text:style-name="P25"/>
            <text:p text:style-name="P25">in to destroy / a bad person</text:p>
            <text:p text:style-name="P25"/>
            <text:p text:style-name="P25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וַתַּעֲשֶׂה אָדָם כִּדְגֵי </text:p>
            <text:p text:style-name="P24">הַיָּם כְּרֶמֶשׂ לֹא־מֹשֵׁל בּוֹ</text:p>
          </table:table-cell>
          <table:table-cell table:style-name="表89.B1" office:value-type="string">
            <text:p text:style-name="P25">and to do,make / men / like fish</text:p>
            <text:p text:style-name="P25"/>
            <text:p text:style-name="P25">river / like a reptile / not – to rule</text:p>
            <text:p text:style-name="P25"/>
            <text:p text:style-name="P25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כֻּלֹּה בְּחַכָּה הֵעֲלָה <text:soft-page-break/>יְגֹרֵהוּ בְחֶרְמוֹ </text:p>
            <text:p text:style-name="P24">וְיַאַסְפֵהוּ </text:p>
            <text:p text:style-name="P24">בְּמִכְמַרְתּוֹ עַל־כֵּן </text:p>
            <text:p text:style-name="P24">יִשְׂמַח וְיָגִיל</text:p>
          </table:table-cell>
          <table:table-cell table:style-name="表90.B1" office:value-type="string">
            <text:p text:style-name="P25">all of them / in a hook / to ascend</text:p>
            <text:p text:style-name="P25"/>
            <text:p text:style-name="P25"/>
            <text:p text:style-name="P25"><text:soft-page-break/>and to drag it / in his nest</text:p>
            <text:p text:style-name="P25"/>
            <text:p text:style-name="P25">and to gather them</text:p>
            <text:p text:style-name="P25"/>
            <text:p text:style-name="P25">in their net / upon – rightly</text:p>
            <text:p text:style-name="P25"/>
            <text:p text:style-name="P25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עַל־כֵּן יְזַבֵּחַ </text:p>
            <text:p text:style-name="P24">לְחֶרְמוֹ וִיקַטֵּר לְמִכְמַרְתּוֹ כִּי </text:p>
            <text:p text:style-name="P24">בָהֵמָּה שָׁמֵן חֶלְקוֹ וּמַאֲכָלוֹ בְּרִאָה</text:p>
          </table:table-cell>
          <table:table-cell table:style-name="表91.B1" office:value-type="string">
            <text:p text:style-name="P25">upon – rightly / to slaughter</text:p>
            <text:p text:style-name="P25"/>
            <text:p text:style-name="P25">towards their net / and to smoke</text:p>
            <text:p text:style-name="P25"/>
            <text:p text:style-name="P25">towards their net / for</text:p>
            <text:p text:style-name="P25"/>
            <text:p text:style-name="P25">by them / rich / their allotment</text:p>
            <text:p text:style-name="P25"/>
            <text:p text:style-name="P25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4">הַעַל כֵּן יָרִיק</text:p>
            <text:p text:style-name="P24"><text:soft-page-break/><text:s/>חֶרְמוֹ וְתָמִיד </text:p>
            <text:p text:style-name="P24">לַהֲרֹג גּוֹיִם</text:p>
            <text:p text:style-name="P24"><text:s/>לֹא יַחְמוֹל ס</text:p>
          </table:table-cell>
          <table:table-cell table:style-name="表92.B1" office:value-type="string">
            <text:p text:style-name="P25">the above / justly / empty</text:p>
            <text:p text:style-name="P25"/>
            <text:p text:style-name="P25"><text:soft-page-break/></text:p>
            <text:p text:style-name="P25">their net / and to stretch</text:p>
            <text:p text:style-name="P25"/>
            <text:p text:style-name="P25">towards to smite / Gentile</text:p>
            <text:p text:style-name="P25"/>
            <text:p text:style-name="P25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4">עַל־מִשְׁמַרְתִּי אֶעֱמֹדָה וְאֶתְיַצְּבָה עַל־מָצוֹר</text:p>
            <text:p text:style-name="P24"><text:s/>וַאֲצַפֶּה לִרְאוֹת</text:p>
            <text:p text:style-name="P24"><text:s/>מַה־יְדַבֶּר־בִּי </text:p>
            <text:p text:style-name="P24">וּמָה אָשִׁיב</text:p>
            <text:p text:style-name="P24"><text:s/>עַל־תּוֹכַחְתִּי</text:p>
          </table:table-cell>
          <table:table-cell table:style-name="表93.B1" office:value-type="string">
            <text:p text:style-name="P25">upon – my duty / to stand</text:p>
            <text:p text:style-name="P25"/>
            <text:p text:style-name="P25">and to place / upon – a mound</text:p>
            <text:p text:style-name="P25"/>
            <text:p text:style-name="P25">and to peer into / towards to see</text:p>
            <text:p text:style-name="P25"/>
            <text:p text:style-name="P25">what,why ? - to speak – towards me</text:p>
            <text:p text:style-name="P25">and what ? / to turn back</text:p>
            <text:p text:style-name="P25"/>
            <text:p text:style-name="P25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וַיַּעֲנֵנִי יְהוָה </text:p>
            <text:p text:style-name="P24"><text:soft-page-break/>וַיֹּאמֶר כְּתוֹב חָזוֹן </text:p>
            <text:p text:style-name="P24">וּבָאֵר עַל־הַלֻּחוֹת </text:p>
            <text:p text:style-name="P24">לְמַעַן יָרוּץ קוֹרֵא </text:p>
            <text:p text:style-name="P24">בוֹ</text:p>
          </table:table-cell>
          <table:table-cell table:style-name="表94.B1" office:value-type="string">
            <text:p text:style-name="P25">and to pay attention / jehovah</text:p>
            <text:p text:style-name="P25"/>
            <text:p text:style-name="P25"><text:soft-page-break/>and to say / to write / a dream</text:p>
            <text:p text:style-name="P25"/>
            <text:p text:style-name="P25">and to engrave / upon the tablet</text:p>
            <text:p text:style-name="P25"/>
            <text:p text:style-name="P25">in order that / to run / to call out</text:p>
            <text:p text:style-name="P25"/>
            <text:p text:style-name="P25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4">כִּי עוֹד חָזוֹן </text:p>
            <text:p text:style-name="P24">לַמּוֹעֵד</text:p>
            <text:p text:style-name="P24"><text:s/>וְיָפֵחַ לַקֵּץ</text:p>
            <text:p text:style-name="P24"><text:s/>וְלֹא יְכַזֵּב אִם־יִתְמַהְמָהּ </text:p>
            <text:p text:style-name="P24">חַכֵּה־לוֹ </text:p>
            <text:p text:style-name="P24">כִּי־בֹא יָבֹא</text:p>
            <text:p text:style-name="P24"><text:s/>לֹא יְאַחֵר</text:p>
          </table:table-cell>
          <table:table-cell table:style-name="表95.B1" office:value-type="string">
            <text:p text:style-name="P25">for / still,more / a dream</text:p>
            <text:p text:style-name="P25"/>
            <text:p text:style-name="P25">towards appointment</text:p>
            <text:p text:style-name="P25"/>
            <text:p text:style-name="P25">and to utter / towards extremity</text:p>
            <text:p text:style-name="P25"/>
            <text:p text:style-name="P25">and not / to lie / although – to be reluctant</text:p>
            <text:p text:style-name="P25"/>
            <text:p text:style-name="P25"/>
            <text:p text:style-name="P25">to adhere – towards him</text:p>
            <text:p text:style-name="P25"/>
            <text:p text:style-name="P25">for – to go,come / to go,come</text:p>
            <text:p text:style-name="P25"/>
            <text:p text:style-name="P25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4">הִנֵּה עֻפְּלָה לֹא־יָשְׁרָה</text:p>
            <text:p text:style-name="P24"><text:s/>נַפְשׁוֹ בּוֹ וְצַדִּיק בֶּאֱמוּנָתוֹ יִחְיֶה</text:p>
          </table:table-cell>
          <table:table-cell table:style-name="表96.B1" office:value-type="string">
            <text:p text:style-name="P25">behold / to swell / not – be straight</text:p>
            <text:p text:style-name="P25"/>
            <text:p text:style-name="P25">his vitality / in him / and just</text:p>
            <text:p text:style-name="P25"/>
            <text:p text:style-name="P25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וְאַף כִּי־הַיַּיִן </text:p>
            <text:p text:style-name="P24">בּוֹגֵד גֶּבֶר יָהִיר</text:p>
            <text:p text:style-name="P24"><text:s/>וְלֹא יִנְוֶה אֲשֶׁר </text:p>
            <text:p text:style-name="P24">הִרְחִיב כִּשְׁאוֹל </text:p>
            <text:p text:style-name="P24">נַפְשׁוֹ וְהוּא כַמָּוֶת </text:p>
            <text:p text:style-name="P24"/>
            <text:p text:style-name="P24">וְלֹא יִשְׂבָּע וַיֶּאֱסֹף </text:p>
            <text:p text:style-name="P24">אֵלָיו כָּל־הַגּוֹיִם</text:p>
            <text:p text:style-name="P24"><text:s/>וַיִּקְבֹּץ אֵלָיו</text:p>
            <text:p text:style-name="P24"><text:s/>כָּל־הָעַמִּים</text:p>
          </table:table-cell>
          <table:table-cell table:style-name="表97.B1" office:value-type="string">
            <text:p text:style-name="P25">and also / for – the wine</text:p>
            <text:p text:style-name="P25"/>
            <text:p text:style-name="P25">to pillage / a person / arrogant</text:p>
            <text:p text:style-name="P25"/>
            <text:p text:style-name="P25">and not / to celebrate / who,what</text:p>
            <text:p text:style-name="P25"/>
            <text:p text:style-name="P25">to broaden / like hades</text:p>
            <text:p text:style-name="P25"/>
            <text:p text:style-name="P25">his vitality / and he,she / like hades</text:p>
            <text:p text:style-name="P25"/>
            <text:p text:style-name="P25">and not / to fill / and to take away</text:p>
            <text:p text:style-name="P25"/>
            <text:p text:style-name="P25">among it / all – nations</text:p>
            <text:p text:style-name="P25"/>
            <text:p text:style-name="P25">and to collects / among it</text:p>
            <text:p text:style-name="P25"/>
            <text:p text:style-name="P25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הֲלוֹא־אֵלֶּה כֻלָּם </text:p>
            <text:p text:style-name="P24">עָלָיו מָשָׁל יִשָּׂאוּ וּמְלִיצָה חִידוֹת לוֹ וְיֹאמַר הוֹי הַמַּרְבֶּה </text:p>
            <text:p text:style-name="P24">לֹּא־לוֹ עַד־מָתַי</text:p>
            <text:p text:style-name="P24"><text:s/>וּמַכְבִּיד עָלָיו </text:p>
            <text:p text:style-name="P24">עַבְטִיט</text:p>
          </table:table-cell>
          <table:table-cell table:style-name="表98.B1" office:value-type="string">
            <text:p text:style-name="P25">because not – these / all of them</text:p>
            <text:p text:style-name="P25"/>
            <text:p text:style-name="P25">against it / a simile / to lift</text:p>
            <text:p text:style-name="P25"/>
            <text:p text:style-name="P25">and a sat<text:span text:style-name="T8">ire / a puzzle / towards him</text:span></text:p>
            <text:p text:style-name="P26">and to say / oh! / the to increase</text:p>
            <text:p text:style-name="P26"/>
            <text:p text:style-name="P26">not – towards him / as far as – to extend</text:p>
            <text:p text:style-name="P26">and to be heavy / against him</text:p>
            <text:p text:style-name="P26"/>
            <text:p text:style-name="P26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4">הֲלוֹא פֶתַע יָקוּמוּ </text:p>
            <text:p text:style-name="P24">נֹשְׁכֶי</text:p>
            <text:p text:style-name="P24">#</text:p>
            <text:p text:style-name="P24">וְיִקְצוּ מְזַעְזְעֶי</text:p>
            <text:p text:style-name="P24">#</text:p>
            <text:p text:style-name="P24">וְהָיִיתָ לִמְשִׁסּוֹת </text:p>
            <text:p text:style-name="P24">לָמוֹ</text:p>
          </table:table-cell>
          <table:table-cell table:style-name="表99.B1" office:value-type="string">
            <text:p text:style-name="P25">when not/ quickly / to rise</text:p>
            <text:p text:style-name="P25"/>
            <text:p text:style-name="P25">to oppress thee</text:p>
            <text:p text:style-name="P25"/>
            <text:p text:style-name="P25"/>
            <text:p text:style-name="P25">and to awake / to agitate thee</text:p>
            <text:p text:style-name="P25"/>
            <text:p text:style-name="P25"/>
            <text:p text:style-name="P25"/>
            <text:p text:style-name="P25">and to become / in,for plunder</text:p>
            <text:p text:style-name="P25"/>
            <text:p text:style-name="P25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4">כִּי אַתָּה שַׁלּוֹתָ גּוֹיִם רַבִּים</text:p>
            <text:p text:style-name="P24"><text:s/>יְשָׁלּוּ</text:p>
            <text:p text:style-name="P24">#</text:p>
            <text:p text:style-name="P24">כָּל־יֶתֶר עַמִּים מִדְּמֵי</text:p>
            <text:p text:style-name="P24"/>
            <text:p text:style-name="P24"><text:s/>אָדָם וַחֲמַס־אֶרֶץ </text:p>
            <text:p text:style-name="P24"/>
            <text:p text:style-name="P24">קִרְיָה וְכָל־יֹשְׁבֵי בָהּ פ</text:p>
          </table:table-cell>
          <table:table-cell table:style-name="表100.B1" office:value-type="string">
            <text:p text:style-name="P25">for / thou / to plunder / many nations</text:p>
            <text:p text:style-name="P25"/>
            <text:p text:style-name="P25"/>
            <text:p text:style-name="P25">and to plunde thee</text:p>
            <text:p text:style-name="P25"/>
            <text:p text:style-name="P25"/>
            <text:p text:style-name="P25"/>
            <text:p text:style-name="P25">all remainder / flocks / out of bloodshed</text:p>
            <text:p text:style-name="P25"/>
            <text:p text:style-name="P25"/>
            <text:p text:style-name="P25">mankind / and violence of the land</text:p>
            <text:p text:style-name="P25"/>
            <text:p text:style-name="P25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4">הוֹי בֹּצֵעַ בֶּצַע רָע</text:p>
            <text:p text:style-name="P24"><text:s/>לְבֵיתוֹ לָשׂוּם </text:p>
            <text:p text:style-name="P24"><text:soft-page-break/>בַּמָּרוֹם קִנּוֹ </text:p>
            <text:p text:style-name="P24">לְהִנָּצֵל מִכַּף־רָע</text:p>
          </table:table-cell>
          <table:table-cell table:style-name="表101.B1" office:value-type="string">
            <text:p text:style-name="P25">oh! / to plunder / gain / evil</text:p>
            <text:p text:style-name="P25"/>
            <text:p text:style-name="P25"/>
            <text:p text:style-name="P25">to his house / towards to put</text:p>
            <text:p text:style-name="P25"><text:soft-page-break/>at altitude / his dwelling</text:p>
            <text:p text:style-name="P25"/>
            <text:p text:style-name="P25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יָעַצְתָּ בֹּשֶׁת לְבֵיתֶ</text:p>
            <text:p text:style-name="P24">**</text:p>
            <text:p text:style-name="P24">קְצוֹת־עַמִּים רַבִּים וְחוֹטֵא נַפְשֶׁ</text:p>
            <text:p text:style-name="P24">**</text:p>
          </table:table-cell>
          <table:table-cell table:style-name="表102.B1" office:value-type="string">
            <text:p text:style-name="P25">to advise / shame / to thy house</text:p>
            <text:p text:style-name="P25"/>
            <text:p text:style-name="P25"/>
            <text:p text:style-name="P25"/>
            <text:p text:style-name="P25">to cut off many tribes</text:p>
            <text:p text:style-name="P25"/>
            <text:p text:style-name="P25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4">כִּי־אֶבֶן מִקִּיר </text:p>
            <text:p text:style-name="P24">תִּזְעָק וְכָפִיס מֵעֵץ יַעֲנֶנָּה פ</text:p>
          </table:table-cell>
          <table:table-cell table:style-name="表103.B1" office:value-type="string">
            <text:p text:style-name="P25">for a stone / from a wall</text:p>
            <text:p text:style-name="P25"/>
            <text:p text:style-name="P25">to shriek / and a girder / wood</text:p>
            <text:p text:style-name="P25"/>
            <text:p text:style-name="P25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4">הוֹי בֹּנֶה עִיר בְּדָמִים וְכוֹנֵן קִרְיָה בְּעַוְלָה</text:p>
          </table:table-cell>
          <table:table-cell table:style-name="表104.B1" office:value-type="string">
            <text:p text:style-name="P25">oh! / to build / a city / in bloodshed</text:p>
            <text:p text:style-name="P25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הֲלוֹא הִנֵּה מֵאֵת </text:p>
            <text:p text:style-name="P24">יְהוָה צְבָאוֹת </text:p>
            <text:p text:style-name="P24">וְיִיגְעוּ עַמִּים בְּדֵי־אֵשׁ</text:p>
            <text:p text:style-name="P24"><text:s/>וּלְאֻמִּים בְּדֵי־רִיק יִעָפוּ</text:p>
          </table:table-cell>
          <table:table-cell table:style-name="表105.B1" office:value-type="string">
            <text:p text:style-name="P25">who,which not / lo! / from self,even</text:p>
            <text:p text:style-name="P25">jehovah / a mass of people</text:p>
            <text:p text:style-name="P25"/>
            <text:p text:style-name="P25">and to toil / people / in enough fire</text:p>
            <text:p text:style-name="P25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4">כִּי תִּמָּלֵא הָאָרֶץ לָדַעַת אֶת־כְּבוֹד יְהוָה </text:p>
            <text:p text:style-name="P24">כַּמַּיִם יְכַסּוּ עַל־יָם ס</text:p>
          </table:table-cell>
          <table:table-cell table:style-name="表106.B1" office:value-type="string">
            <text:p text:style-name="P25">for / to fill / the earth / in to know</text:p>
            <text:p text:style-name="P25"/>
            <text:p text:style-name="P25">self,even – weight / jehovah</text:p>
            <text:p text:style-name="P25"/>
            <text:p text:style-name="P25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הוֹי מַשְׁקֵה רֵעֵהוּ מְסַפֵּחַ חֲמָתְ</text:p>
            <text:p text:style-name="P24">#</text:p>
            <text:p text:style-name="P24">וְאַף שַׁכֵּר </text:p>
            <text:p text:style-name="P24">לְמַעַן הַבִּיט עַל־מְעוֹרֵיהֶם</text:p>
          </table:table-cell>
          <table:table-cell table:style-name="表108.B1" office:value-type="string">
            <text:p text:style-name="P25">oh! / to quaff / their associate</text:p>
            <text:p text:style-name="P25"/>
            <text:p text:style-name="P25">to scrape out / thy bottle</text:p>
            <text:p text:style-name="P25"/>
            <text:p text:style-name="P25"/>
            <text:p text:style-name="P25">and also / to become tipsy</text:p>
            <text:p text:style-name="P25"/>
            <text:p text:style-name="P25">in order that / to scan</text:p>
            <text:p text:style-name="P25"/>
            <text:p text:style-name="P25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4">שָׂבַעְתָּ קָלוֹן מִכָּבוֹד שְׁתֵה גַם־אַתָּה </text:p>
            <text:p text:style-name="P24">וְהֵעָרֵל תִּסּוֹב</text:p>
            <text:p text:style-name="P24"><text:soft-page-break/><text:s/>עָלֶ</text:p>
            <text:p text:style-name="P24">#</text:p>
            <text:p text:style-name="P24">כּוֹס יְמִין</text:p>
            <text:p text:style-name="P24"><text:s/>יְהוָה וְקִיקָלוֹן </text:p>
            <text:p text:style-name="P24">עַל־כְּבוֹדֶ</text:p>
            <text:p text:style-name="P24">#</text:p>
          </table:table-cell>
          <table:table-cell table:style-name="表109.B1" office:value-type="string">
            <text:p text:style-name="P25">to fill / disgrace / out of splendor</text:p>
            <text:p text:style-name="P25"/>
            <text:p text:style-name="P25">to imbibe / also – thou</text:p>
            <text:p text:style-name="P25"/>
            <text:p text:style-name="P25">and to go naked / to revolve</text:p>
            <text:p text:style-name="P25"/>
            <text:p text:style-name="P25"><text:soft-page-break/>above thee</text:p>
            <text:p text:style-name="P25"/>
            <text:p text:style-name="P25"/>
            <text:p text:style-name="P25"/>
            <text:p text:style-name="P25">to hold together / right hand</text:p>
            <text:p text:style-name="P25"/>
            <text:p text:style-name="P25">jehovah / and disgrace</text:p>
            <text:p text:style-name="P25"/>
            <text:p text:style-name="P25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4">כִּי חֲמַס לְבָנוֹן </text:p>
            <text:p text:style-name="P24">יְכַסֶּךָּ וְשֹׁד</text:p>
            <text:p text:style-name="P24"><text:s/>בְּהֵמוֹת יְחִיתַן </text:p>
            <text:p text:style-name="P24">מִדְּמֵי אָדָם וַחֲמַס־אֶרֶץ</text:p>
            <text:p text:style-name="P24"><text:s/>קִרְיָה וְכָל־יֹשְׁבֵי בָהּ ס</text:p>
          </table:table-cell>
          <table:table-cell table:style-name="表110.B1" office:value-type="string">
            <text:p text:style-name="P25">for / violence / Lebanon</text:p>
            <text:p text:style-name="P25"/>
            <text:p text:style-name="P25">to fill up thee / and violence</text:p>
            <text:p text:style-name="P25"/>
            <text:p text:style-name="P25">animal / to break down them</text:p>
            <text:p text:style-name="P25"/>
            <text:p text:style-name="P25">out of blood / men / and violence – land</text:p>
            <text:p text:style-name="P25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מָה־הוֹעִיל </text:p>
            <text:p text:style-name="P24">פֶּסֶל כִּי פְסָלוֹ יֹצְרוֹ</text:p>
            <text:p text:style-name="P24"><text:s/>מַסֵּכָה וּמוֹרֶה</text:p>
            <text:p text:style-name="P24"><text:s/>שָּׁקֶר כִּי בָטַח יֹצֵר</text:p>
            <text:p text:style-name="P24"><text:s/>יִצְרוֹ עָלָיו</text:p>
            <text:p text:style-name="P24"><text:s/>לַעֲשׂוֹת</text:p>
            <text:p text:style-name="P24"><text:soft-page-break/><text:s/>אֱלִילִים אִלְּמִים ס</text:p>
          </table:table-cell>
          <table:table-cell table:style-name="表111.B1" office:value-type="string">
            <text:p text:style-name="P25">what ? - to be valuable</text:p>
            <text:p text:style-name="P25"/>
            <text:p text:style-name="P25">idol / for / to carve it / its form</text:p>
            <text:p text:style-name="P25"/>
            <text:p text:style-name="P25">fusion of metal / and to teach</text:p>
            <text:p text:style-name="P25"/>
            <text:p text:style-name="P25">untruth / for / to trust / to mould</text:p>
            <text:p text:style-name="P25"/>
            <text:p text:style-name="P25">to mould it / above it</text:p>
            <text:p text:style-name="P25"/>
            <text:p text:style-name="P25">towards to do,make</text:p>
            <text:p text:style-name="P25"/>
            <text:p text:style-name="P25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4">אֲשֶׁר עֲשִׁירֶיהָ</text:p>
            <text:p text:style-name="P24"><text:s/>מָלְאוּ חָמָס</text:p>
            <text:p text:style-name="P24"><text:s/>וְיֹשְׁבֶיהָ דִּבְּרוּ־שָׁקֶר</text:p>
            <text:p text:style-name="P24"><text:s/>וּלְשׁוֹנָם רְמִיָּה </text:p>
            <text:p text:style-name="P24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וְתַסֵּג וְלֹא תַפְלִיט וַאֲשֶׁר</text:p>
            <text:p text:style-name="P24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4">אַתָּה תִזְרַע וְלֹא תִקְצוֹר אַתָּה</text:p>
            <text:p text:style-name="P24">**תִדְרֹ</text:p>
            <text:p text:style-name="P24"><text:soft-page-break/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4">אַלְלַי לִי כִּי </text:p>
            <text:p text:style-name="P24">הָיִיתִי כְּאָסְפֵּי־קַיִץ </text:p>
            <text:p text:style-name="P24">כְּעֹלְלֹת בָּצִיר</text:p>
            <text:p text:style-name="P24"><text:s/>אֵין־אֶשְׁכּוֹל </text:p>
            <text:p text:style-name="P24"><text:soft-page-break/>לֶאֱכוֹל </text:p>
            <text:p text:style-name="P24">בִּכּוּרָה אִוְּתָה נַפְשִׁי</text:p>
          </table:table-cell>
          <table:table-cell table:style-name="表117.B1" office:value-type="string">
            <text:p text:style-name="P25">alas ! / to me / for</text:p>
            <text:p text:style-name="P25"/>
            <text:p text:style-name="P25">I become / like a collection – harvest</text:p>
            <text:p text:style-name="P25">like gleanings / grape crop</text:p>
            <text:p text:style-name="P25"/>
            <text:p text:style-name="P25">not exist – a bunch of grapes</text:p>
            <text:p text:style-name="P25"><text:soft-page-break/>for to eat</text:p>
            <text:p text:style-name="P25"/>
            <text:p text:style-name="P25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4">אָבַד חָסִיד מִן־הָאָרֶץ וְיָשָׁר </text:p>
            <text:p text:style-name="P24">בָּאָדָם אָיִן</text:p>
            <text:p text:style-name="P24"><text:s/>כֻּלָּם לְדָמִים </text:p>
            <text:p text:style-name="P24">יֶאֱרֹבוּ אִישׁ אֶת־אָחִיהוּ יָצוּדוּ חֵרֶם</text:p>
          </table:table-cell>
          <table:table-cell table:style-name="表118.B1" office:value-type="string">
            <text:p text:style-name="P25">to perish / pious / out of – the land</text:p>
            <text:p text:style-name="P25">and straight</text:p>
            <text:p text:style-name="P25"/>
            <text:p text:style-name="P25">among men / not exist</text:p>
            <text:p text:style-name="P25"/>
            <text:p text:style-name="P25">all of them / towards blood</text:p>
            <text:p text:style-name="P25"/>
            <text:p text:style-name="P25">to lurk / a man / self,even – a brother+his</text:p>
            <text:p text:style-name="P25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4">עַל־הָרַע כַּפַּיִם לְהֵיטִיב <text:soft-page-break/>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  <table:table-cell table:style-name="表119.B1" office:value-type="string">
            <text:p text:style-name="P22">against,upon evil / the hand / in happy</text:p>
            <text:p text:style-name="P22"><text:soft-page-break/><text:s/>/ the head person</text:p>
            <text:p text:style-name="P22"/>
            <text:p text:style-name="P22">to inquire / and the to judge / for a fee</text:p>
            <text:p text:style-name="P22"><text:s/>/ and the great man</text:p>
            <text:p text:style-name="P20"/>
            <text:p text:style-name="P20">to speak / ha'u:<text:span text:style-name="T10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בָאָה עַתָּה תִהְיֶה מְבוּכָתָם</text:p>
          </table:table-cell>
          <table:table-cell table:style-name="表120.B1" office:value-type="string">
            <text:p text:style-name="P22">best+their / like a prickly plant / the straight</text:p>
            <text:p text:style-name="P22"><text:s/>/ from(than) a hedge</text:p>
            <text:p text:style-name="P22"/>
            <text:p text:style-name="P22">a day / to observe+your </text:p>
            <text:p text:style-name="P22"/>
            <text:p text:style-name="P22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Genesis</text:span></text:p>
      <text:p text:style-name="P12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4">בְּרֵאשִׁית בָּרָא </text:p>
            <text:p text:style-name="P24">אֱלֹהִים אֵת הַשָּׁמַיִם וְאֵת הָאָרֶץ</text:p>
          </table:table-cell>
          <table:table-cell table:style-name="表121.B1" office:value-type="string">
            <text:p text:style-name="P21">in the first place / to create</text:p>
            <text:p text:style-name="P21"/>
            <text:p text:style-name="P21">gods / entity / sky</text:p>
            <text:p text:style-name="P21"/>
            <text:p text:style-name="P21">and entity / the land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4">וְהָאָרֶץ הָיְתָה תֹהוּ וָבֹהוּ וְחֹשֶׁ</text:p>
            <text:p text:style-name="P24">*</text:p>
            <text:p text:style-name="P24">עַל־פְּנֵי תְהוֹם </text:p>
            <text:p text:style-name="P24">וְרוּחַ אֱלֹהִים מְרַחֶפֶת עַל־פְּנֵי הַמָּיִם</text:p>
          </table:table-cell>
          <table:table-cell table:style-name="表122.B1" office:value-type="string">
            <text:p text:style-name="P25">and the land / to exist / desert</text:p>
            <text:p text:style-name="P25"/>
            <text:p text:style-name="P25">and <text:s/>empty / and darkness</text:p>
            <text:p text:style-name="P25"/>
            <text:p text:style-name="P25"/>
            <text:p text:style-name="P25">above – face / an abyss</text:p>
            <text:p text:style-name="P25"/>
            <text:p text:style-name="P25">and wind / gods / to brood</text:p>
            <text:p text:style-name="P25"/>
            <text:p text:style-name="P25">above – face / water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4">וַיֹּאמֶר אֱלֹהִים יְהִי </text:p>
            <text:p text:style-name="P24">אוֹר וַיְהִי־אוֹר</text:p>
          </table:table-cell>
          <table:table-cell table:style-name="表123.B1" office:value-type="string">
            <text:p text:style-name="P25">and say / gods / to exist</text:p>
            <text:p text:style-name="P25"/>
            <text:p text:style-name="P25">illumination / and to exist / illumination</text:p>
          </table:table-cell>
        </table:table-row>
      </table:table>
      <text:p text:style-name="P5"/>
      <text:p text:style-name="P12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4">וַיַּרְא אֱלֹהִים אֶת־הָאוֹר</text:p>
            <text:p text:style-name="P24"><text:s/>כִּי־טוֹב וַיַּבְדֵּל </text:p>
            <text:p text:style-name="P24">אֱלֹהִים בֵּין הָאוֹר</text:p>
            <text:p text:style-name="P24"><text:s/></text:p>
            <text:p text:style-name="P24">וּבֵין הַחֹשֶׁ</text:p>
          </table:table-cell>
          <table:table-cell table:style-name="表124.B1" office:value-type="string">
            <text:p text:style-name="P25">and to see / gods / self,even – the illumination</text:p>
            <text:p text:style-name="P25"/>
            <text:p text:style-name="P25">for – good / and to divide</text:p>
            <text:p text:style-name="P25"/>
            <text:p text:style-name="P25">gods / distinction / the illumination</text:p>
            <text:p text:style-name="P25"/>
            <text:p text:style-name="P25">and distinction / darkness</text:p>
            <text:p text:style-name="P25"/>
          </table:table-cell>
        </table:table-row>
      </table:table>
      <text:p text:style-name="P5"><text:soft-page-break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habakkuk</text:span></text:p>
      <text:p text:style-name="P12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4">הוֹי אֹמֵר לָעֵץ</text:p>
            <text:p text:style-name="P24"><text:s/>הָקִיצָה עוּרִי לְאֶבֶן דּוּמָם הוּא יוֹרֶה</text:p>
            <text:p text:style-name="P24"><text:s/>הִנֵּה־הוּא תָּפוּשׂ זָהָב וָכֶסֶף וְכָל־רוּחַ </text:p>
            <text:p text:style-name="P24">אֵין בְּקִרְבּוֹ</text:p>
          </table:table-cell>
          <table:table-cell table:style-name="表126.B1" office:value-type="string">
            <text:p text:style-name="P25">oh ! / to say / towards a tree</text:p>
            <text:p text:style-name="P25"/>
            <text:p text:style-name="P25">to awake+it / to wake / to a stone</text:p>
            <text:p text:style-name="P25"/>
            <text:p text:style-name="P25">silently / he,it / to lay</text:p>
            <text:p text:style-name="P25"/>
            <text:p text:style-name="P25">lo ! - he,it / to overlay / gold</text:p>
            <text:p text:style-name="P25"/>
            <text:p text:style-name="P25">and silver / and all – breath</text:p>
            <text:p text:style-name="P25"/>
            <text:p text:style-name="P25">not exist / in the center+it</text:p>
          </table:table-cell>
        </table:table-row>
      </table:table>
      <text:p text:style-name="P5"/>
      <text:p text:style-name="P12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4">וַיהוָה בְּהֵיכַל</text:p>
            <text:p text:style-name="P24"><text:s/>קָדְשׁוֹ הַס מִפָּנָיו </text:p>
            <text:p text:style-name="P24"/>
            <text:p text:style-name="P24">כָּל־הָאָרֶץ פ</text:p>
          </table:table-cell>
          <table:table-cell table:style-name="表127.B1" office:value-type="string">
            <text:p text:style-name="P25">and jehovah / in the temple</text:p>
            <text:p text:style-name="P25"/>
            <text:p text:style-name="P25"/>
            <text:p text:style-name="P25">its sanctity / to hush / from face+his</text:p>
            <text:p text:style-name="P25"/>
            <text:p text:style-name="P25">all – the lands.</text:p>
          </table:table-cell>
        </table:table-row>
      </table:table>
      <text:p text:style-name="P5"/>
      <text:p text:style-name="P12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4">תְּפִלָּה לַחֲבַקּוּק </text:p>
            <text:p text:style-name="P24">הַנָּבִיא עַל שִׁגְיֹנוֹת</text:p>
          </table:table-cell>
          <table:table-cell table:style-name="表128.B1" office:value-type="string">
            <text:p text:style-name="P25">hymn / according to habakkuk</text:p>
            <text:p text:style-name="P25"/>
            <text:p text:style-name="P25">the prophet / above signoyoth</text:p>
          </table:table-cell>
        </table:table-row>
      </table:table>
      <text:p text:style-name="P5"/>
      <text:p text:style-name="P12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4">יְהוָה שָׁמַעְתִּי שִׁמְעֲ</text:p>
            <text:p text:style-name="P24">*</text:p>
            <text:p text:style-name="P24">יָרֵאתִי יְהוָה</text:p>
            <text:p text:style-name="P24"><text:s/>פָּעָלְ</text:p>
            <text:p text:style-name="P24">*</text:p>
            <text:p text:style-name="P24">בְּקֶרֶב שָׁנִים חַיֵּיהוּ</text:p>
            <text:p text:style-name="P24"><text:s/>בְּקֶרֶב שָׁנִים תּוֹדִיעַ בְּרֹגֶז רַחֵם תִּזְכּוֹר</text:p>
          </table:table-cell>
          <table:table-cell table:style-name="表129.B1" office:value-type="string">
            <text:p text:style-name="P25">jehovah / to hear (I) / thy sound</text:p>
            <text:p text:style-name="P25"/>
            <text:p text:style-name="P25"/>
            <text:p text:style-name="P25"/>
            <text:p text:style-name="P25">and to fear (I) / jehovah</text:p>
            <text:p text:style-name="P25"/>
            <text:p text:style-name="P25">thy work</text:p>
            <text:p text:style-name="P25"/>
            <text:p text:style-name="P25"/>
            <text:p text:style-name="P25">in the center / a year / to revive+it</text:p>
            <text:p text:style-name="P25"/>
            <text:p text:style-name="P25">in the center / a year / to know</text:p>
            <text:p text:style-name="P25"/>
            <text:p text:style-name="P25">in anger / to compassionate / to rememb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4">אֱלוֹהַ מִתֵּימָן יָבוֹא וְקָדוֹשׁ מֵהַר־פָּארָן </text:p>
            <text:p text:style-name="P24">סֶלָה כִּסָּה שָׁמַיִם </text:p>
            <text:p text:style-name="P24">הוֹדוֹ וּתְהִלָּתוֹ </text:p>
            <text:p text:style-name="P24">מָלְאָה הָאָרֶץ</text:p>
          </table:table-cell>
          <table:table-cell table:style-name="表130.B1" office:value-type="string">
            <text:p text:style-name="P25">deity / from teman / to go,come</text:p>
            <text:p text:style-name="P25"/>
            <text:p text:style-name="P25">and sacred / from mountain – paran</text:p>
            <text:p text:style-name="P25">pause / to fill up / the sky</text:p>
            <text:p text:style-name="P25"/>
            <text:p text:style-name="P25">his grandeur / and its hymn</text:p>
            <text:p text:style-name="P25"/>
            <text:p text:style-name="P25">to fill / the land</text:p>
          </table:table-cell>
        </table:table-row>
        <table:table-row>
          <table:table-cell table:style-name="表130.A2" office:value-type="string">
            <text:p text:style-name="P24">3:4</text:p>
            <text:p text:style-name="P24">וְנֹגַהּ כָּאוֹר תִּהְיֶה קַרְנַיִם מִיָּדוֹ לוֹ</text:p>
            <text:p text:style-name="P24"><text:s/>וְשָׁם חֶבְיוֹן עֻזֹּה</text:p>
          </table:table-cell>
          <table:table-cell table:style-name="表130.B2" office:value-type="string">
            <text:p text:style-name="P25"/>
            <text:p text:style-name="P25"/>
            <text:p text:style-name="P25">and brilliancy / like light / to exist</text:p>
            <text:p text:style-name="P25"/>
            <text:p text:style-name="P25">a horn / from his hand / according to it</text:p>
            <text:p text:style-name="P25">and there / concealment / its strength</text:p>
          </table:table-cell>
        </table:table-row>
        <table:table-row>
          <table:table-cell table:style-name="表130.A2" office:value-type="string">
            <text:p text:style-name="P24">3:5</text:p>
            <text:p text:style-name="P24">לְפָנָיו יֵלֶ</text:p>
            <text:p text:style-name="P24">#</text:p>
            <text:p text:style-name="P24">דָּבֶר וְיֵצֵא </text:p>
            <text:p text:style-name="P24">רֶשֶׁף לְרַגְלָיו</text:p>
          </table:table-cell>
          <table:table-cell table:style-name="表130.B2" office:value-type="string">
            <text:p text:style-name="P25"/>
            <text:p text:style-name="P25"/>
            <text:p text:style-name="P25">to face+his / to walk</text:p>
            <text:p text:style-name="P25"/>
            <text:p text:style-name="P25"/>
            <text:p text:style-name="P25"/>
            <text:p text:style-name="P25">a pestilence / and to go out</text:p>
            <text:p text:style-name="P25"/>
            <text:p text:style-name="P25">fever / to foot+his</text:p>
          </table:table-cell>
        </table:table-row>
        <table:table-row>
          <table:table-cell table:style-name="表130.A2" office:value-type="string">
            <text:p text:style-name="P24">3:6</text:p>
            <text:p text:style-name="P24">עָמַד וַיְמֹדֶד </text:p>
            <text:p text:style-name="P24">אֶרֶץ רָאָה וַיַּתֵּר </text:p>
            <text:p text:style-name="P24">גּוֹיִם וַיִּתְפֹּצְצוּ </text:p>
            <text:p text:style-name="P24">הַרְרֵי־עַד</text:p>
            <text:p text:style-name="P24"><text:s/>שַׁחוּ גִּבְעוֹת עוֹלָם <text:soft-page-break/>הֲלִיכוֹת עוֹלָם לוֹ</text:p>
          </table:table-cell>
          <table:table-cell table:style-name="表130.B2" office:value-type="string">
            <text:p text:style-name="P25"/>
            <text:p text:style-name="P25"/>
            <text:p text:style-name="P25">to stand / and to measure</text:p>
            <text:p text:style-name="P25"/>
            <text:p text:style-name="P25">land / to see / and to terrify</text:p>
            <text:p text:style-name="P25"/>
            <text:p text:style-name="P25">Gentile / and to disperse</text:p>
            <text:p text:style-name="P25"/>
            <text:p text:style-name="P25">the mountain – perpetuaty</text:p>
            <text:p text:style-name="P25">to sink / a hillock / eternity</text:p>
            <text:p text:style-name="P25"><text:soft-page-break/>a mar<text:span text:style-name="T8">ch / always / to him</text:span></text:p>
            <text:p text:style-name="P25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4">3:7</text:p>
            <text:p text:style-name="P24">תַּחַת אָוֶן רָאִיתִי אָהֳלֵי כוּשָׁן יִרְגְּזוּן יְרִיעוֹת אֶרֶץ מִדְיָן ס</text:p>
          </table:table-cell>
          <table:table-cell table:style-name="表131.B1" office:value-type="string">
            <text:p text:style-name="P25"/>
          </table:table-cell>
        </table:table-row>
        <table:table-row>
          <table:table-cell table:style-name="表131.A2" office:value-type="string">
            <text:p text:style-name="P24">3:8</text:p>
            <text:p text:style-name="P24">הֲבִנְהָרִים חָרָה יְהוָה אִם בַּנְּהָרִים אַפֶּ</text:p>
            <text:p text:style-name="P24">*</text:p>
            <text:p text:style-name="P24">אִם־בַּיָּם עֶבְרָתֶ</text:p>
            <text:p text:style-name="P24">*</text:p>
            <text:p text:style-name="P24">כִּי תִרְכַּב עַל־סוּסֶי</text:p>
            <text:p text:style-name="P24">*</text:p>
            <text:p text:style-name="P24"><text:soft-page-break/>מַרְכְּבֹתֶי</text:p>
            <text:p text:style-name="P24">*</text:p>
            <text:p text:style-name="P24">יְשׁוּעָה</text:p>
          </table:table-cell>
          <table:table-cell table:style-name="表131.B2" office:value-type="string">
            <text:p text:style-name="P25"/>
          </table:table-cell>
        </table:table-row>
        <table:table-row>
          <table:table-cell table:style-name="表131.A2" office:value-type="string">
            <text:p text:style-name="P24">3:9</text:p>
            <text:p text:style-name="P24">עֶרְיָה תֵעוֹר קַשְׁתֶּ</text:p>
            <text:p text:style-name="P24">*</text:p>
            <text:p text:style-name="P24">שְׁבֻעוֹת מַטּוֹת אֹמֶר סֶלָה נְהָרוֹת תְּבַקַּע־אָרֶץ</text:p>
          </table:table-cell>
          <table:table-cell table:style-name="表131.B2" office:value-type="string">
            <text:p text:style-name="P25"/>
          </table:table-cell>
        </table:table-row>
        <table:table-row>
          <table:table-cell table:style-name="表131.A2" office:value-type="string">
            <text:p text:style-name="P24">3:10</text:p>
            <text:p text:style-name="P24">רָאוּ</text:p>
            <text:p text:style-name="P24">*</text:p>
            <text:p text:style-name="P24">יָחִילוּ הָרִים זֶרֶם מַיִם עָבָר נָתַן תְּהוֹם קוֹלוֹ רוֹם יָדֵיהוּ נָשָׂא</text:p>
          </table:table-cell>
          <table:table-cell table:style-name="表131.B2" office:value-type="string">
            <text:p text:style-name="P25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><text:soft-page-break/></text:p>
      <text:p text:style-name="P5"/>
      <text:p text:style-name="P23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5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/>
          </table:table-cell>
          <table:table-cell table:style-name="表69.B1" office:value-type="string">
            <text:p text:style-name="P25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4"/>
          </table:table-cell>
          <table:table-cell table:style-name="表107.B1" office:value-type="string">
            <text:p text:style-name="P25"/>
          </table:table-cell>
        </table:table-row>
      </table:table>
      <text:p text:style-name="P5"/>
      <text:p text:style-name="P12"><text:span text:style-name="T3">4. </text:span><text:span text:style-name="T5">X:X</text:span></text:p>
      <table:table table:name="表125" table:style-name="表125">
        <table:table-column table:style-name="表125.A"/>
        <table:table-column table:style-name="表125.B"/>
        <table:table-row>
          <table:table-cell table:style-name="表125.A1" office:value-type="string">
            <text:p text:style-name="P24"/>
          </table:table-cell>
          <table:table-cell table:style-name="表125.B1" office:value-type="string">
            <text:p text:style-name="P25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<text:soft-page-break/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4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4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5619775212862891868" text:style-name="L2">
        <text:list-item>
          <text:p text:style-name="P31">time label ==&gt; paste</text:p>
        </text:list-item>
        <text:list-item>
          <text:p text:style-name="P31">“@@@” ==&gt; move to → at the bottom of the doc area</text:p>
        </text:list-item>
        <text:list-item>
          <text:p text:style-name="P31">DUP : template</text:p>
        </text:list-item>
        <text:list-item>
          <text:p text:style-name="P31">close</text:p>
          <text:list>
            <text:list-item>
              <text:p text:style-name="P31">web pages</text:p>
            </text:list-item>
            <text:list-item>
              <text:p text:style-name="P31">sheet file</text:p>
            </text:list-item>
            <text:list-item>
              <text:p text:style-name="P31">folders (if any)</text:p>
            </text:list-item>
            <text:list-item>
              <text:p text:style-name="P3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10">a</text:span>”</text:p>
          </table:table-cell>
        </table:table-row>
        <text:soft-page-break/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 (#)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39"><text:span text:style-name="T6">===================== EOF 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1T09:26:44.87</dc:date>
    <dc:creator>iwabuchi ken</dc:creator>
    <meta:editing-duration>P3DT17H56M14S</meta:editing-duration>
    <meta:editing-cycles>178</meta:editing-cycles>
    <meta:generator>OpenOffice/4.1.3$Win32 OpenOffice.org_project/413m1$Build-9783</meta:generator>
    <meta:document-statistic meta:table-count="135" meta:image-count="0" meta:object-count="0" meta:page-count="67" meta:paragraph-count="1656" meta:word-count="6409" meta:character-count="37514"/>
  </office:meta>
</office:document-meta>
</file>